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112.71pt"/>
    </style:style>
    <style:style style:name="co4" style:family="table-column">
      <style:table-column-properties fo:break-before="auto" style:column-width="127.36pt"/>
    </style:style>
    <style:style style:name="co5" style:family="table-column">
      <style:table-column-properties fo:break-before="auto" style:column-width="109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738.48pt" svg:y="8.82pt">
            <draw:object draw:notify-on-update-of-ranges="Sheet1.A1:Sheet1.A1 Sheet1.A2:Sheet1.A30 Sheet1.B1:Sheet1.B1 Sheet1.B2:Sheet1.B30 Sheet1.A1:Sheet1.A1 Sheet1.A2:Sheet1.A30 Sheet1.C1:Sheet1.C1 Sheet1.C2:Sheet1.C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74pt" svg:height="255.26pt" svg:x="732.81pt" svg:y="283.1pt">
            <draw:object draw:notify-on-update-of-ranges="Sheet1.D1:Sheet1.D1 Sheet1.D2:Sheet1.D27 Sheet1.E1:Sheet1.E1 Sheet1.E2:Sheet1.E27 Sheet1.D1:Sheet1.D1 Sheet1.D2:Sheet1.D27 Sheet1.F1:Sheet1.F1 Sheet1.F2:Sheet1.F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LiH ADAPT</text:p>
          </table:table-cell>
          <table:table-cell office:value-type="string" calcext:value-type="string">
            <text:p>Extrapolated Li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NaH ADAPT</text:p>
          </table:table-cell>
          <table:table-cell office:value-type="string" calcext:value-type="string">
            <text:p>Extrapolated Na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942.63826184803" calcext:value-type="float">
            <text:p>-4942.63826184803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1" calcext:value-type="float">
            <text:p>1</text:p>
          </table:table-cell>
          <table:table-cell office:value-type="float" office:value="-100593.848715212" calcext:value-type="float">
            <text:p>-100593.848715212</text:p>
          </table:table-cell>
          <table:table-cell office:value-type="float" office:value="-100599.374916019" calcext:value-type="float">
            <text:p>-100599.3749160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943.80642684511" calcext:value-type="float">
            <text:p>-4943.80642684511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2" calcext:value-type="float">
            <text:p>2</text:p>
          </table:table-cell>
          <table:table-cell office:value-type="float" office:value="-100595.425356206" calcext:value-type="float">
            <text:p>-100595.425356206</text:p>
          </table:table-cell>
          <table:table-cell office:value-type="float" office:value="-100599.374916019" calcext:value-type="float">
            <text:p>-100599.3749160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944.88592280634" calcext:value-type="float">
            <text:p>-4944.88592280634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3" calcext:value-type="float">
            <text:p>3</text:p>
          </table:table-cell>
          <table:table-cell office:value-type="float" office:value="-100596.855783034" calcext:value-type="float">
            <text:p>-100596.855783034</text:p>
          </table:table-cell>
          <table:table-cell office:value-type="float" office:value="-100599.374916019" calcext:value-type="float">
            <text:p>-100599.3749160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945.27166376085" calcext:value-type="float">
            <text:p>-4945.27166376085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4" calcext:value-type="float">
            <text:p>4</text:p>
          </table:table-cell>
          <table:table-cell office:value-type="float" office:value="-100598.724262832" calcext:value-type="float">
            <text:p>-100598.724262832</text:p>
          </table:table-cell>
          <table:table-cell office:value-type="float" office:value="-100599.374916019" calcext:value-type="float">
            <text:p>-100599.3749160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4945.55312787423" calcext:value-type="float">
            <text:p>-4945.55312787423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5" calcext:value-type="float">
            <text:p>5</text:p>
          </table:table-cell>
          <table:table-cell office:value-type="float" office:value="-100599.051035363" calcext:value-type="float">
            <text:p>-100599.051035363</text:p>
          </table:table-cell>
          <table:table-cell office:value-type="float" office:value="-100599.374916019" calcext:value-type="float">
            <text:p>-100599.3749160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4945.82636855053" calcext:value-type="float">
            <text:p>-4945.82636855053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6" calcext:value-type="float">
            <text:p>6</text:p>
          </table:table-cell>
          <table:table-cell office:value-type="float" office:value="-100599.189316047" calcext:value-type="float">
            <text:p>-100599.189316047</text:p>
          </table:table-cell>
          <table:table-cell office:value-type="float" office:value="-100599.374916019" calcext:value-type="float">
            <text:p>-100599.3749160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945.84355394784" calcext:value-type="float">
            <text:p>-4945.84355394784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7" calcext:value-type="float">
            <text:p>7</text:p>
          </table:table-cell>
          <table:table-cell office:value-type="float" office:value="-100599.214995321" calcext:value-type="float">
            <text:p>-100599.214995321</text:p>
          </table:table-cell>
          <table:table-cell office:value-type="float" office:value="-100599.374916019" calcext:value-type="float">
            <text:p>-100599.3749160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945.8614109035" calcext:value-type="float">
            <text:p>-4945.8614109035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8" calcext:value-type="float">
            <text:p>8</text:p>
          </table:table-cell>
          <table:table-cell office:value-type="float" office:value="-100599.374883058" calcext:value-type="float">
            <text:p>-100599.374883058</text:p>
          </table:table-cell>
          <table:table-cell office:value-type="float" office:value="-100599.374916019" calcext:value-type="float">
            <text:p>-100599.3749160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945.99149256616" calcext:value-type="float">
            <text:p>-4945.99149256616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9" calcext:value-type="float">
            <text:p>9</text:p>
          </table:table-cell>
          <table:table-cell office:value-type="float" office:value="-100599.402475712" calcext:value-type="float">
            <text:p>-100599.402475712</text:p>
          </table:table-cell>
          <table:table-cell office:value-type="float" office:value="-100599.374916019" calcext:value-type="float">
            <text:p>-100599.3749160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946.00491482016" calcext:value-type="float">
            <text:p>-4946.00491482016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10" calcext:value-type="float">
            <text:p>10</text:p>
          </table:table-cell>
          <table:table-cell office:value-type="float" office:value="-100599.446293252" calcext:value-type="float">
            <text:p>-100599.446293252</text:p>
          </table:table-cell>
          <table:table-cell office:value-type="float" office:value="-100599.374916019" calcext:value-type="float">
            <text:p>-100599.3749160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946.10485557238" calcext:value-type="float">
            <text:p>-4946.10485557238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11" calcext:value-type="float">
            <text:p>11</text:p>
          </table:table-cell>
          <table:table-cell office:value-type="float" office:value="-100599.449973155" calcext:value-type="float">
            <text:p>-100599.449973155</text:p>
          </table:table-cell>
          <table:table-cell office:value-type="float" office:value="-100599.374916019" calcext:value-type="float">
            <text:p>-100599.3749160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946.11630871549" calcext:value-type="float">
            <text:p>-4946.11630871549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12" calcext:value-type="float">
            <text:p>12</text:p>
          </table:table-cell>
          <table:table-cell office:value-type="float" office:value="-100599.452396661" calcext:value-type="float">
            <text:p>-100599.452396661</text:p>
          </table:table-cell>
          <table:table-cell office:value-type="float" office:value="-100599.374916019" calcext:value-type="float">
            <text:p>-100599.3749160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946.13012592309" calcext:value-type="float">
            <text:p>-4946.13012592309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13" calcext:value-type="float">
            <text:p>13</text:p>
          </table:table-cell>
          <table:table-cell office:value-type="float" office:value="-100599.454310899" calcext:value-type="float">
            <text:p>-100599.454310899</text:p>
          </table:table-cell>
          <table:table-cell office:value-type="float" office:value="-100599.374916019" calcext:value-type="float">
            <text:p>-100599.3749160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4946.13439553585" calcext:value-type="float">
            <text:p>-4946.13439553585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14" calcext:value-type="float">
            <text:p>14</text:p>
          </table:table-cell>
          <table:table-cell office:value-type="float" office:value="-100599.455736035" calcext:value-type="float">
            <text:p>-100599.455736035</text:p>
          </table:table-cell>
          <table:table-cell office:value-type="float" office:value="-100599.374916019" calcext:value-type="float">
            <text:p>-100599.3749160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4946.1384631559" calcext:value-type="float">
            <text:p>-4946.1384631559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15" calcext:value-type="float">
            <text:p>15</text:p>
          </table:table-cell>
          <table:table-cell office:value-type="float" office:value="-100599.456245902" calcext:value-type="float">
            <text:p>-100599.456245902</text:p>
          </table:table-cell>
          <table:table-cell office:value-type="float" office:value="-100599.374916019" calcext:value-type="float">
            <text:p>-100599.3749160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4946.14241782193" calcext:value-type="float">
            <text:p>-4946.14241782193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16" calcext:value-type="float">
            <text:p>16</text:p>
          </table:table-cell>
          <table:table-cell office:value-type="float" office:value="-100599.456567459" calcext:value-type="float">
            <text:p>-100599.456567459</text:p>
          </table:table-cell>
          <table:table-cell office:value-type="float" office:value="-100599.374916019" calcext:value-type="float">
            <text:p>-100599.3749160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4946.14621330294" calcext:value-type="float">
            <text:p>-4946.14621330294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17" calcext:value-type="float">
            <text:p>17</text:p>
          </table:table-cell>
          <table:table-cell office:value-type="float" office:value="-100599.456879746" calcext:value-type="float">
            <text:p>-100599.456879746</text:p>
          </table:table-cell>
          <table:table-cell office:value-type="float" office:value="-100599.374916019" calcext:value-type="float">
            <text:p>-100599.3749160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4946.15790160898" calcext:value-type="float">
            <text:p>-4946.15790160898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18" calcext:value-type="float">
            <text:p>18</text:p>
          </table:table-cell>
          <table:table-cell office:value-type="float" office:value="-100599.457188931" calcext:value-type="float">
            <text:p>-100599.457188931</text:p>
          </table:table-cell>
          <table:table-cell office:value-type="float" office:value="-100599.374916019" calcext:value-type="float">
            <text:p>-100599.3749160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946.15895828767" calcext:value-type="float">
            <text:p>-4946.15895828767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19" calcext:value-type="float">
            <text:p>19</text:p>
          </table:table-cell>
          <table:table-cell office:value-type="float" office:value="-100599.457471132" calcext:value-type="float">
            <text:p>-100599.457471132</text:p>
          </table:table-cell>
          <table:table-cell office:value-type="float" office:value="-100599.374916019" calcext:value-type="float">
            <text:p>-100599.3749160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4946.1599673105" calcext:value-type="float">
            <text:p>-4946.1599673105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20" calcext:value-type="float">
            <text:p>20</text:p>
          </table:table-cell>
          <table:table-cell office:value-type="float" office:value="-100599.457740924" calcext:value-type="float">
            <text:p>-100599.457740924</text:p>
          </table:table-cell>
          <table:table-cell office:value-type="float" office:value="-100599.374916019" calcext:value-type="float">
            <text:p>-100599.3749160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4946.16073267828" calcext:value-type="float">
            <text:p>-4946.16073267828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21" calcext:value-type="float">
            <text:p>21</text:p>
          </table:table-cell>
          <table:table-cell office:value-type="float" office:value="-100599.458032497" calcext:value-type="float">
            <text:p>-100599.458032497</text:p>
          </table:table-cell>
          <table:table-cell office:value-type="float" office:value="-100599.374916019" calcext:value-type="float">
            <text:p>-100599.3749160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4946.16267886379" calcext:value-type="float">
            <text:p>-4946.16267886379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22" calcext:value-type="float">
            <text:p>22</text:p>
          </table:table-cell>
          <table:table-cell office:value-type="float" office:value="-100599.458305466" calcext:value-type="float">
            <text:p>-100599.458305466</text:p>
          </table:table-cell>
          <table:table-cell office:value-type="float" office:value="-100599.374916019" calcext:value-type="float">
            <text:p>-100599.3749160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4946.16372609076" calcext:value-type="float">
            <text:p>-4946.16372609076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23" calcext:value-type="float">
            <text:p>23</text:p>
          </table:table-cell>
          <table:table-cell office:value-type="float" office:value="-100599.458568734" calcext:value-type="float">
            <text:p>-100599.458568734</text:p>
          </table:table-cell>
          <table:table-cell office:value-type="float" office:value="-100599.374916019" calcext:value-type="float">
            <text:p>-100599.3749160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4946.16403418279" calcext:value-type="float">
            <text:p>-4946.16403418279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24" calcext:value-type="float">
            <text:p>24</text:p>
          </table:table-cell>
          <table:table-cell office:value-type="float" office:value="-100599.458859246" calcext:value-type="float">
            <text:p>-100599.458859246</text:p>
          </table:table-cell>
          <table:table-cell office:value-type="float" office:value="-100599.374916019" calcext:value-type="float">
            <text:p>-100599.3749160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4946.16471338337" calcext:value-type="float">
            <text:p>-4946.16471338337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25" calcext:value-type="float">
            <text:p>25</text:p>
          </table:table-cell>
          <table:table-cell office:value-type="float" office:value="-100599.458936972" calcext:value-type="float">
            <text:p>-100599.458936972</text:p>
          </table:table-cell>
          <table:table-cell office:value-type="float" office:value="-100599.374916019" calcext:value-type="float">
            <text:p>-100599.3749160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4946.1652417205" calcext:value-type="float">
            <text:p>-4946.1652417205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26" calcext:value-type="float">
            <text:p>26</text:p>
          </table:table-cell>
          <table:table-cell office:value-type="float" office:value="-100599.459008278" calcext:value-type="float">
            <text:p>-100599.459008278</text:p>
          </table:table-cell>
          <table:table-cell office:value-type="float" office:value="-100599.374916019" calcext:value-type="float">
            <text:p>-100599.3749160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4946.1656715005" calcext:value-type="float">
            <text:p>-4946.1656715005</text:p>
          </table:table-cell>
          <table:table-cell office:value-type="float" office:value="-4946.15312670268" calcext:value-type="float">
            <text:p>-4946.1531267026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4946.16602763561" calcext:value-type="float">
            <text:p>-4946.16602763561</text:p>
          </table:table-cell>
          <table:table-cell office:value-type="float" office:value="-4946.15312670268" calcext:value-type="float">
            <text:p>-4946.1531267026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4946.1663547222" calcext:value-type="float">
            <text:p>-4946.1663547222</text:p>
          </table:table-cell>
          <table:table-cell office:value-type="float" office:value="-4946.15312670268" calcext:value-type="float">
            <text:p>-4946.15312670268</text:p>
          </table:table-cell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453.51pt" svg:height="255.09pt" svg:x="375.62pt" svg:y="66.1pt">
            <draw:object draw:notify-on-update-of-ranges="Sheet2.M1:Sheet2.M1 Sheet2.M2:Sheet2.M30 Sheet2.N1:Sheet2.N1 Sheet2.N2:Sheet2.N30 Sheet2.M1:Sheet2.M1 Sheet2.M2:Sheet2.M30 Sheet2.O1:Sheet2.O1 Sheet2.O2:Sheet2.O30 Sheet2.M1:Sheet2.M1 Sheet2.M2:Sheet2.M30 Sheet2.P1:Sheet2.P1 Sheet2.P2:Sheet2.P30 Sheet2.M1:Sheet2.M1 Sheet2.M2:Sheet2.M30 Sheet2.Q1:Sheet2.Q1 Sheet2.Q2:Sheet2.Q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LiH ADAPT</text:p>
          </table:table-cell>
          <table:table-cell office:value-type="string" calcext:value-type="string">
            <text:p>Extrapolated LiH</text:p>
          </table:table-cell>
          <table:table-cell office:value-type="string" calcext:value-type="string">
            <text:p>NaH ADAPT</text:p>
          </table:table-cell>
          <table:table-cell office:value-type="string" calcext:value-type="string">
            <text:p>Extrapolated NaH</text:p>
          </table:table-cell>
          <table:table-cell/>
          <table:table-cell office:value-type="string" calcext:value-type="string">
            <text:p>Iteration</text:p>
          </table:table-cell>
          <table:table-cell office:value-type="string" calcext:value-type="string">
            <text:p>LiH ADAPT</text:p>
          </table:table-cell>
          <table:table-cell office:value-type="string" calcext:value-type="string">
            <text:p>Extrapolated LiH</text:p>
          </table:table-cell>
          <table:table-cell office:value-type="string" calcext:value-type="string">
            <text:p>NaH ADAPT</text:p>
          </table:table-cell>
          <table:table-cell office:value-type="string" calcext:value-type="string">
            <text:p>Extrapolated NaH</text:p>
          </table:table-cell>
          <table:table-cell/>
          <table:table-cell office:value-type="string" calcext:value-type="string">
            <text:p>Iteration</text:p>
          </table:table-cell>
          <table:table-cell office:value-type="string" calcext:value-type="string">
            <text:p>LiH ADAPT</text:p>
          </table:table-cell>
          <table:table-cell office:value-type="string" calcext:value-type="string">
            <text:p>LiH using NaH ops</text:p>
          </table:table-cell>
          <table:table-cell office:value-type="string" calcext:value-type="string">
            <text:p>NaH ADAPT</text:p>
          </table:table-cell>
          <table:table-cell office:value-type="string" calcext:value-type="string">
            <text:p>NaH using LiH op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942.63826184803" calcext:value-type="float">
            <text:p>-4942.63826184803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-100593.848715212" calcext:value-type="float">
            <text:p>-100593.848715212</text:p>
          </table:table-cell>
          <table:table-cell office:value-type="float" office:value="-100599.374916019" calcext:value-type="float">
            <text:p>-100599.374916019</text:p>
          </table:table-cell>
          <table:table-cell/>
          <table:table-cell table:formula="of:=[.A2]" office:value-type="float" office:value="1" calcext:value-type="float">
            <text:p>1</text:p>
          </table:table-cell>
          <table:table-cell table:formula="of:=[.B2]+7.88221859682206*627.5094740631" office:value-type="float" office:value="3.52858429416938" calcext:value-type="float">
            <text:p>3.52858429416938</text:p>
          </table:table-cell>
          <table:table-cell table:formula="of:=[.C2]+7.88221859682206*627.5094740631" office:value-type="float" office:value="0.0137194395119877" calcext:value-type="float">
            <text:p>0.013719439511988</text:p>
          </table:table-cell>
          <table:table-cell table:formula="of:=[.D2]+160.315442800642 *627.5094740631" office:value-type="float" office:value="5.61048081215995" calcext:value-type="float">
            <text:p>5.61048081215995</text:p>
          </table:table-cell>
          <table:table-cell table:formula="of:=[.E2]+160.315442800642 *627.5094740631" office:value-type="float" office:value="0.0842800044774776" calcext:value-type="float">
            <text:p>0.084280004477478</text:p>
          </table:table-cell>
          <table:table-cell/>
          <table:table-cell table:formula="of:=[.G2]" office:value-type="float" office:value="1" calcext:value-type="float">
            <text:p>1</text:p>
          </table:table-cell>
          <table:table-cell table:formula="of:=LOG([.H2])" office:value-type="float" office:value="0.547600496732699" calcext:value-type="float">
            <text:p>0.547600496732699</text:p>
          </table:table-cell>
          <table:table-cell table:formula="of:=LOG([.I2])" office:value-type="float" office:value="-1.86266363074465" calcext:value-type="float">
            <text:p>-1.86266363074465</text:p>
          </table:table-cell>
          <table:table-cell table:formula="of:=LOG([.J2])" office:value-type="float" office:value="0.749000081420167" calcext:value-type="float">
            <text:p>0.749000081420167</text:p>
          </table:table-cell>
          <table:table-cell table:formula="of:=LOG([.K2])" office:value-type="float" office:value="-1.07427544999151" calcext:value-type="float">
            <text:p>-1.074275449991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943.80642684511" calcext:value-type="float">
            <text:p>-4943.80642684511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-100595.425356206" calcext:value-type="float">
            <text:p>-100595.425356206</text:p>
          </table:table-cell>
          <table:table-cell office:value-type="float" office:value="-100599.374916019" calcext:value-type="float">
            <text:p>-100599.374916019</text:p>
          </table:table-cell>
          <table:table-cell/>
          <table:table-cell table:formula="of:=[.A3]" office:value-type="float" office:value="2" calcext:value-type="float">
            <text:p>2</text:p>
          </table:table-cell>
          <table:table-cell table:formula="of:=[.B3]+7.88221859682206*627.5094740631" office:value-type="float" office:value="2.36041929708881" calcext:value-type="float">
            <text:p>2.36041929708881</text:p>
          </table:table-cell>
          <table:table-cell table:formula="of:=[.C3]+7.88221859682206*627.5094740631" office:value-type="float" office:value="0.0137194395119877" calcext:value-type="float">
            <text:p>0.013719439511988</text:p>
          </table:table-cell>
          <table:table-cell table:formula="of:=[.D3]+160.315442800642 *627.5094740631" office:value-type="float" office:value="4.03383981752268" calcext:value-type="float">
            <text:p>4.03383981752268</text:p>
          </table:table-cell>
          <table:table-cell table:formula="of:=[.E3]+160.315442800642 *627.5094740631" office:value-type="float" office:value="0.0842800044774776" calcext:value-type="float">
            <text:p>0.084280004477478</text:p>
          </table:table-cell>
          <table:table-cell/>
          <table:table-cell table:formula="of:=[.G3]" office:value-type="float" office:value="2" calcext:value-type="float">
            <text:p>2</text:p>
          </table:table-cell>
          <table:table-cell table:formula="of:=LOG([.H3])" office:value-type="float" office:value="0.372989156460492" calcext:value-type="float">
            <text:p>0.372989156460492</text:p>
          </table:table-cell>
          <table:table-cell table:formula="of:=LOG([.I3])" office:value-type="float" office:value="-1.86266363074465" calcext:value-type="float">
            <text:p>-1.86266363074465</text:p>
          </table:table-cell>
          <table:table-cell table:formula="of:=LOG([.J3])" office:value-type="float" office:value="0.60571864852543" calcext:value-type="float">
            <text:p>0.60571864852543</text:p>
          </table:table-cell>
          <table:table-cell table:formula="of:=LOG([.K3])" office:value-type="float" office:value="-1.07427544999151" calcext:value-type="float">
            <text:p>-1.074275449991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944.88592280634" calcext:value-type="float">
            <text:p>-4944.88592280634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-100596.855783034" calcext:value-type="float">
            <text:p>-100596.855783034</text:p>
          </table:table-cell>
          <table:table-cell office:value-type="float" office:value="-100599.374916019" calcext:value-type="float">
            <text:p>-100599.374916019</text:p>
          </table:table-cell>
          <table:table-cell/>
          <table:table-cell table:formula="of:=[.A4]" office:value-type="float" office:value="3" calcext:value-type="float">
            <text:p>3</text:p>
          </table:table-cell>
          <table:table-cell table:formula="of:=[.B4]+7.88221859682206*627.5094740631" office:value-type="float" office:value="1.28092333585482" calcext:value-type="float">
            <text:p>1.28092333585482</text:p>
          </table:table-cell>
          <table:table-cell table:formula="of:=[.C4]+7.88221859682206*627.5094740631" office:value-type="float" office:value="0.0137194395119877" calcext:value-type="float">
            <text:p>0.013719439511988</text:p>
          </table:table-cell>
          <table:table-cell table:formula="of:=[.D4]+160.315442800642 *627.5094740631" office:value-type="float" office:value="2.60341299012362" calcext:value-type="float">
            <text:p>2.60341299012362</text:p>
          </table:table-cell>
          <table:table-cell table:formula="of:=[.E4]+160.315442800642 *627.5094740631" office:value-type="float" office:value="0.0842800044774776" calcext:value-type="float">
            <text:p>0.084280004477478</text:p>
          </table:table-cell>
          <table:table-cell/>
          <table:table-cell table:formula="of:=[.G4]" office:value-type="float" office:value="3" calcext:value-type="float">
            <text:p>3</text:p>
          </table:table-cell>
          <table:table-cell table:formula="of:=LOG([.H4])" office:value-type="float" office:value="0.1075231376982" calcext:value-type="float">
            <text:p>0.1075231376982</text:p>
          </table:table-cell>
          <table:table-cell table:formula="of:=LOG([.I4])" office:value-type="float" office:value="-1.86266363074465" calcext:value-type="float">
            <text:p>-1.86266363074465</text:p>
          </table:table-cell>
          <table:table-cell table:formula="of:=LOG([.J4])" office:value-type="float" office:value="0.415543067496389" calcext:value-type="float">
            <text:p>0.415543067496389</text:p>
          </table:table-cell>
          <table:table-cell table:formula="of:=LOG([.K4])" office:value-type="float" office:value="-1.07427544999151" calcext:value-type="float">
            <text:p>-1.074275449991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945.27166376085" calcext:value-type="float">
            <text:p>-4945.27166376085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-100598.724262832" calcext:value-type="float">
            <text:p>-100598.724262832</text:p>
          </table:table-cell>
          <table:table-cell office:value-type="float" office:value="-100599.374916019" calcext:value-type="float">
            <text:p>-100599.374916019</text:p>
          </table:table-cell>
          <table:table-cell/>
          <table:table-cell table:formula="of:=[.A5]" office:value-type="float" office:value="4" calcext:value-type="float">
            <text:p>4</text:p>
          </table:table-cell>
          <table:table-cell table:formula="of:=[.B5]+7.88221859682206*627.5094740631" office:value-type="float" office:value="0.895182381344966" calcext:value-type="float">
            <text:p>0.895182381344966</text:p>
          </table:table-cell>
          <table:table-cell table:formula="of:=[.C5]+7.88221859682206*627.5094740631" office:value-type="float" office:value="0.0137194395119877" calcext:value-type="float">
            <text:p>0.013719439511988</text:p>
          </table:table-cell>
          <table:table-cell table:formula="of:=[.D5]+160.315442800642 *627.5094740631" office:value-type="float" office:value="0.734933191502932" calcext:value-type="float">
            <text:p>0.734933191502932</text:p>
          </table:table-cell>
          <table:table-cell table:formula="of:=[.E5]+160.315442800642 *627.5094740631" office:value-type="float" office:value="0.0842800044774776" calcext:value-type="float">
            <text:p>0.084280004477478</text:p>
          </table:table-cell>
          <table:table-cell/>
          <table:table-cell table:formula="of:=[.G5]" office:value-type="float" office:value="4" calcext:value-type="float">
            <text:p>4</text:p>
          </table:table-cell>
          <table:table-cell table:formula="of:=LOG([.H5])" office:value-type="float" office:value="-0.0480884740221081" calcext:value-type="float">
            <text:p>-0.048088474022108</text:p>
          </table:table-cell>
          <table:table-cell table:formula="of:=LOG([.I5])" office:value-type="float" office:value="-1.86266363074465" calcext:value-type="float">
            <text:p>-1.86266363074465</text:p>
          </table:table-cell>
          <table:table-cell table:formula="of:=LOG([.J5])" office:value-type="float" office:value="-0.133752138304041" calcext:value-type="float">
            <text:p>-0.133752138304041</text:p>
          </table:table-cell>
          <table:table-cell table:formula="of:=LOG([.K5])" office:value-type="float" office:value="-1.07427544999151" calcext:value-type="float">
            <text:p>-1.074275449991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4945.55312787423" calcext:value-type="float">
            <text:p>-4945.55312787423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-100599.051035363" calcext:value-type="float">
            <text:p>-100599.051035363</text:p>
          </table:table-cell>
          <table:table-cell office:value-type="float" office:value="-100599.374916019" calcext:value-type="float">
            <text:p>-100599.374916019</text:p>
          </table:table-cell>
          <table:table-cell/>
          <table:table-cell table:formula="of:=[.A6]" office:value-type="float" office:value="5" calcext:value-type="float">
            <text:p>5</text:p>
          </table:table-cell>
          <table:table-cell table:formula="of:=[.B6]+7.88221859682206*627.5094740631" office:value-type="float" office:value="0.613718267970398" calcext:value-type="float">
            <text:p>0.613718267970398</text:p>
          </table:table-cell>
          <table:table-cell table:formula="of:=[.C6]+7.88221859682206*627.5094740631" office:value-type="float" office:value="0.0137194395119877" calcext:value-type="float">
            <text:p>0.013719439511988</text:p>
          </table:table-cell>
          <table:table-cell table:formula="of:=[.D6]+160.315442800642 *627.5094740631" office:value-type="float" office:value="0.408160660634167" calcext:value-type="float">
            <text:p>0.408160660634167</text:p>
          </table:table-cell>
          <table:table-cell table:formula="of:=[.E6]+160.315442800642 *627.5094740631" office:value-type="float" office:value="0.0842800044774776" calcext:value-type="float">
            <text:p>0.084280004477478</text:p>
          </table:table-cell>
          <table:table-cell/>
          <table:table-cell table:formula="of:=[.G6]" office:value-type="float" office:value="5" calcext:value-type="float">
            <text:p>5</text:p>
          </table:table-cell>
          <table:table-cell table:formula="of:=LOG([.H6])" office:value-type="float" office:value="-0.212030949291168" calcext:value-type="float">
            <text:p>-0.212030949291168</text:p>
          </table:table-cell>
          <table:table-cell table:formula="of:=LOG([.I6])" office:value-type="float" office:value="-1.86266363074465" calcext:value-type="float">
            <text:p>-1.86266363074465</text:p>
          </table:table-cell>
          <table:table-cell table:formula="of:=LOG([.J6])" office:value-type="float" office:value="-0.389168855800286" calcext:value-type="float">
            <text:p>-0.389168855800286</text:p>
          </table:table-cell>
          <table:table-cell table:formula="of:=LOG([.K6])" office:value-type="float" office:value="-1.07427544999151" calcext:value-type="float">
            <text:p>-1.074275449991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4945.82636855053" calcext:value-type="float">
            <text:p>-4945.82636855053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-100599.189316047" calcext:value-type="float">
            <text:p>-100599.189316047</text:p>
          </table:table-cell>
          <table:table-cell office:value-type="float" office:value="-100599.374916019" calcext:value-type="float">
            <text:p>-100599.374916019</text:p>
          </table:table-cell>
          <table:table-cell/>
          <table:table-cell table:formula="of:=[.A7]" office:value-type="float" office:value="6" calcext:value-type="float">
            <text:p>6</text:p>
          </table:table-cell>
          <table:table-cell table:formula="of:=[.B7]+7.88221859682206*627.5094740631" office:value-type="float" office:value="0.340477591666058" calcext:value-type="float">
            <text:p>0.340477591666058</text:p>
          </table:table-cell>
          <table:table-cell table:formula="of:=[.C7]+7.88221859682206*627.5094740631" office:value-type="float" office:value="0.0137194395119877" calcext:value-type="float">
            <text:p>0.013719439511988</text:p>
          </table:table-cell>
          <table:table-cell table:formula="of:=[.D7]+160.315442800642 *627.5094740631" office:value-type="float" office:value="0.269879977247911" calcext:value-type="float">
            <text:p>0.269879977247911</text:p>
          </table:table-cell>
          <table:table-cell table:formula="of:=[.E7]+160.315442800642 *627.5094740631" office:value-type="float" office:value="0.0842800044774776" calcext:value-type="float">
            <text:p>0.084280004477478</text:p>
          </table:table-cell>
          <table:table-cell/>
          <table:table-cell table:formula="of:=[.G7]" office:value-type="float" office:value="6" calcext:value-type="float">
            <text:p>6</text:p>
          </table:table-cell>
          <table:table-cell table:formula="of:=LOG([.H7])" office:value-type="float" office:value="-0.467911465648463" calcext:value-type="float">
            <text:p>-0.467911465648463</text:p>
          </table:table-cell>
          <table:table-cell table:formula="of:=LOG([.I7])" office:value-type="float" office:value="-1.86266363074465" calcext:value-type="float">
            <text:p>-1.86266363074465</text:p>
          </table:table-cell>
          <table:table-cell table:formula="of:=LOG([.J7])" office:value-type="float" office:value="-0.568829335129709" calcext:value-type="float">
            <text:p>-0.568829335129709</text:p>
          </table:table-cell>
          <table:table-cell table:formula="of:=LOG([.K7])" office:value-type="float" office:value="-1.07427544999151" calcext:value-type="float">
            <text:p>-1.074275449991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945.84355394784" calcext:value-type="float">
            <text:p>-4945.84355394784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-100599.214995321" calcext:value-type="float">
            <text:p>-100599.214995321</text:p>
          </table:table-cell>
          <table:table-cell office:value-type="float" office:value="-100599.374916019" calcext:value-type="float">
            <text:p>-100599.374916019</text:p>
          </table:table-cell>
          <table:table-cell/>
          <table:table-cell table:formula="of:=[.A8]" office:value-type="float" office:value="7" calcext:value-type="float">
            <text:p>7</text:p>
          </table:table-cell>
          <table:table-cell table:formula="of:=[.B8]+7.88221859682206*627.5094740631" office:value-type="float" office:value="0.323292194357236" calcext:value-type="float">
            <text:p>0.323292194357236</text:p>
          </table:table-cell>
          <table:table-cell table:formula="of:=[.C8]+7.88221859682206*627.5094740631" office:value-type="float" office:value="0.0137194395119877" calcext:value-type="float">
            <text:p>0.013719439511988</text:p>
          </table:table-cell>
          <table:table-cell table:formula="of:=[.D8]+160.315442800642 *627.5094740631" office:value-type="float" office:value="0.244200702945818" calcext:value-type="float">
            <text:p>0.244200702945818</text:p>
          </table:table-cell>
          <table:table-cell table:formula="of:=[.E8]+160.315442800642 *627.5094740631" office:value-type="float" office:value="0.0842800044774776" calcext:value-type="float">
            <text:p>0.084280004477478</text:p>
          </table:table-cell>
          <table:table-cell/>
          <table:table-cell table:formula="of:=[.G8]" office:value-type="float" office:value="7" calcext:value-type="float">
            <text:p>7</text:p>
          </table:table-cell>
          <table:table-cell table:formula="of:=LOG([.H8])" office:value-type="float" office:value="-0.490404780969958" calcext:value-type="float">
            <text:p>-0.490404780969958</text:p>
          </table:table-cell>
          <table:table-cell table:formula="of:=LOG([.I8])" office:value-type="float" office:value="-1.86266363074465" calcext:value-type="float">
            <text:p>-1.86266363074465</text:p>
          </table:table-cell>
          <table:table-cell table:formula="of:=LOG([.J8])" office:value-type="float" office:value="-0.612253090247604" calcext:value-type="float">
            <text:p>-0.612253090247604</text:p>
          </table:table-cell>
          <table:table-cell table:formula="of:=LOG([.K8])" office:value-type="float" office:value="-1.07427544999151" calcext:value-type="float">
            <text:p>-1.074275449991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945.8614109035" calcext:value-type="float">
            <text:p>-4945.8614109035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-100599.374883058" calcext:value-type="float">
            <text:p>-100599.374883058</text:p>
          </table:table-cell>
          <table:table-cell office:value-type="float" office:value="-100599.374916019" calcext:value-type="float">
            <text:p>-100599.374916019</text:p>
          </table:table-cell>
          <table:table-cell/>
          <table:table-cell table:formula="of:=[.A9]" office:value-type="float" office:value="8" calcext:value-type="float">
            <text:p>8</text:p>
          </table:table-cell>
          <table:table-cell table:formula="of:=[.B9]+7.88221859682206*627.5094740631" office:value-type="float" office:value="0.305435238698919" calcext:value-type="float">
            <text:p>0.305435238698919</text:p>
          </table:table-cell>
          <table:table-cell table:formula="of:=[.C9]+7.88221859682206*627.5094740631" office:value-type="float" office:value="0.0137194395119877" calcext:value-type="float">
            <text:p>0.013719439511988</text:p>
          </table:table-cell>
          <table:table-cell table:formula="of:=[.D9]+160.315442800642 *627.5094740631" office:value-type="float" office:value="0.0843129658314865" calcext:value-type="float">
            <text:p>0.084312965831487</text:p>
          </table:table-cell>
          <table:table-cell table:formula="of:=[.E9]+160.315442800642 *627.5094740631" office:value-type="float" office:value="0.0842800044774776" calcext:value-type="float">
            <text:p>0.084280004477478</text:p>
          </table:table-cell>
          <table:table-cell/>
          <table:table-cell table:formula="of:=[.G9]" office:value-type="float" office:value="8" calcext:value-type="float">
            <text:p>8</text:p>
          </table:table-cell>
          <table:table-cell table:formula="of:=LOG([.H9])" office:value-type="float" office:value="-0.515080858931102" calcext:value-type="float">
            <text:p>-0.515080858931102</text:p>
          </table:table-cell>
          <table:table-cell table:formula="of:=LOG([.I9])" office:value-type="float" office:value="-1.86266363074465" calcext:value-type="float">
            <text:p>-1.86266363074465</text:p>
          </table:table-cell>
          <table:table-cell table:formula="of:=LOG([.J9])" office:value-type="float" office:value="-1.07410563348827" calcext:value-type="float">
            <text:p>-1.07410563348827</text:p>
          </table:table-cell>
          <table:table-cell table:formula="of:=LOG([.K9])" office:value-type="float" office:value="-1.07427544999151" calcext:value-type="float">
            <text:p>-1.074275449991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945.99149256616" calcext:value-type="float">
            <text:p>-4945.99149256616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-100599.402475712" calcext:value-type="float">
            <text:p>-100599.402475712</text:p>
          </table:table-cell>
          <table:table-cell office:value-type="float" office:value="-100599.374916019" calcext:value-type="float">
            <text:p>-100599.374916019</text:p>
          </table:table-cell>
          <table:table-cell/>
          <table:table-cell table:formula="of:=[.A10]" office:value-type="float" office:value="9" calcext:value-type="float">
            <text:p>9</text:p>
          </table:table-cell>
          <table:table-cell table:formula="of:=[.B10]+7.88221859682206*627.5094740631" office:value-type="float" office:value="0.175353576036287" calcext:value-type="float">
            <text:p>0.175353576036287</text:p>
          </table:table-cell>
          <table:table-cell table:formula="of:=[.C10]+7.88221859682206*627.5094740631" office:value-type="float" office:value="0.0137194395119877" calcext:value-type="float">
            <text:p>0.013719439511988</text:p>
          </table:table-cell>
          <table:table-cell table:formula="of:=[.D10]+160.315442800642 *627.5094740631" office:value-type="float" office:value="0.0567203121754574" calcext:value-type="float">
            <text:p>0.056720312175457</text:p>
          </table:table-cell>
          <table:table-cell table:formula="of:=[.E10]+160.315442800642 *627.5094740631" office:value-type="float" office:value="0.0842800044774776" calcext:value-type="float">
            <text:p>0.084280004477478</text:p>
          </table:table-cell>
          <table:table-cell/>
          <table:table-cell table:formula="of:=[.G10]" office:value-type="float" office:value="9" calcext:value-type="float">
            <text:p>9</text:p>
          </table:table-cell>
          <table:table-cell table:formula="of:=LOG([.H10])" office:value-type="float" office:value="-0.756085372998958" calcext:value-type="float">
            <text:p>-0.756085372998958</text:p>
          </table:table-cell>
          <table:table-cell table:formula="of:=LOG([.I10])" office:value-type="float" office:value="-1.86266363074465" calcext:value-type="float">
            <text:p>-1.86266363074465</text:p>
          </table:table-cell>
          <table:table-cell table:formula="of:=LOG([.J10])" office:value-type="float" office:value="-1.2462613875622" calcext:value-type="float">
            <text:p>-1.2462613875622</text:p>
          </table:table-cell>
          <table:table-cell table:formula="of:=LOG([.K10])" office:value-type="float" office:value="-1.07427544999151" calcext:value-type="float">
            <text:p>-1.074275449991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946.00491482016" calcext:value-type="float">
            <text:p>-4946.00491482016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-100599.446293252" calcext:value-type="float">
            <text:p>-100599.446293252</text:p>
          </table:table-cell>
          <table:table-cell office:value-type="float" office:value="-100599.374916019" calcext:value-type="float">
            <text:p>-100599.374916019</text:p>
          </table:table-cell>
          <table:table-cell/>
          <table:table-cell table:formula="of:=[.A11]" office:value-type="float" office:value="10" calcext:value-type="float">
            <text:p>10</text:p>
          </table:table-cell>
          <table:table-cell table:formula="of:=[.B11]+7.88221859682206*627.5094740631" office:value-type="float" office:value="0.161931322039891" calcext:value-type="float">
            <text:p>0.161931322039891</text:p>
          </table:table-cell>
          <table:table-cell table:formula="of:=[.C11]+7.88221859682206*627.5094740631" office:value-type="float" office:value="0.0137194395119877" calcext:value-type="float">
            <text:p>0.013719439511988</text:p>
          </table:table-cell>
          <table:table-cell table:formula="of:=[.D11]+160.315442800642 *627.5094740631" office:value-type="float" office:value="0.0129027718940051" calcext:value-type="float">
            <text:p>0.012902771894005</text:p>
          </table:table-cell>
          <table:table-cell table:formula="of:=[.E11]+160.315442800642 *627.5094740631" office:value-type="float" office:value="0.0842800044774776" calcext:value-type="float">
            <text:p>0.084280004477478</text:p>
          </table:table-cell>
          <table:table-cell/>
          <table:table-cell table:formula="of:=[.G11]" office:value-type="float" office:value="10" calcext:value-type="float">
            <text:p>10</text:p>
          </table:table-cell>
          <table:table-cell table:formula="of:=LOG([.H11])" office:value-type="float" office:value="-0.790669138439939" calcext:value-type="float">
            <text:p>-0.790669138439939</text:p>
          </table:table-cell>
          <table:table-cell table:formula="of:=LOG([.I11])" office:value-type="float" office:value="-1.86266363074465" calcext:value-type="float">
            <text:p>-1.86266363074465</text:p>
          </table:table-cell>
          <table:table-cell table:formula="of:=LOG([.J11])" office:value-type="float" office:value="-1.88931698047952" calcext:value-type="float">
            <text:p>-1.88931698047952</text:p>
          </table:table-cell>
          <table:table-cell table:formula="of:=LOG([.K11])" office:value-type="float" office:value="-1.07427544999151" calcext:value-type="float">
            <text:p>-1.074275449991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946.10485557238" calcext:value-type="float">
            <text:p>-4946.10485557238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-100599.449973155" calcext:value-type="float">
            <text:p>-100599.449973155</text:p>
          </table:table-cell>
          <table:table-cell office:value-type="float" office:value="-100599.374916019" calcext:value-type="float">
            <text:p>-100599.374916019</text:p>
          </table:table-cell>
          <table:table-cell/>
          <table:table-cell table:formula="of:=[.A12]" office:value-type="float" office:value="11" calcext:value-type="float">
            <text:p>11</text:p>
          </table:table-cell>
          <table:table-cell table:formula="of:=[.B12]+7.88221859682206*627.5094740631" office:value-type="float" office:value="0.0619905698113143" calcext:value-type="float">
            <text:p>0.061990569811314</text:p>
          </table:table-cell>
          <table:table-cell table:formula="of:=[.C12]+7.88221859682206*627.5094740631" office:value-type="float" office:value="0.0137194395119877" calcext:value-type="float">
            <text:p>0.013719439511988</text:p>
          </table:table-cell>
          <table:table-cell table:formula="of:=[.D12]+160.315442800642 *627.5094740631" office:value-type="float" office:value="0.00922286882996559" calcext:value-type="float">
            <text:p>0.009222868829966</text:p>
          </table:table-cell>
          <table:table-cell table:formula="of:=[.E12]+160.315442800642 *627.5094740631" office:value-type="float" office:value="0.0842800044774776" calcext:value-type="float">
            <text:p>0.084280004477478</text:p>
          </table:table-cell>
          <table:table-cell/>
          <table:table-cell table:formula="of:=[.G12]" office:value-type="float" office:value="11" calcext:value-type="float">
            <text:p>11</text:p>
          </table:table-cell>
          <table:table-cell table:formula="of:=LOG([.H12])" office:value-type="float" office:value="-1.20767437163726" calcext:value-type="float">
            <text:p>-1.20767437163726</text:p>
          </table:table-cell>
          <table:table-cell table:formula="of:=LOG([.I12])" office:value-type="float" office:value="-1.86266363074465" calcext:value-type="float">
            <text:p>-1.86266363074465</text:p>
          </table:table-cell>
          <table:table-cell table:formula="of:=LOG([.J12])" office:value-type="float" office:value="-2.03513396796715" calcext:value-type="float">
            <text:p>-2.03513396796715</text:p>
          </table:table-cell>
          <table:table-cell table:formula="of:=LOG([.K12])" office:value-type="float" office:value="-1.07427544999151" calcext:value-type="float">
            <text:p>-1.074275449991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946.11630871549" calcext:value-type="float">
            <text:p>-4946.11630871549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-100599.452396661" calcext:value-type="float">
            <text:p>-100599.452396661</text:p>
          </table:table-cell>
          <table:table-cell office:value-type="float" office:value="-100599.374916019" calcext:value-type="float">
            <text:p>-100599.374916019</text:p>
          </table:table-cell>
          <table:table-cell/>
          <table:table-cell table:formula="of:=[.A13]" office:value-type="float" office:value="12" calcext:value-type="float">
            <text:p>12</text:p>
          </table:table-cell>
          <table:table-cell table:formula="of:=[.B13]+7.88221859682206*627.5094740631" office:value-type="float" office:value="0.0505374267058869" calcext:value-type="float">
            <text:p>0.050537426705887</text:p>
          </table:table-cell>
          <table:table-cell table:formula="of:=[.C13]+7.88221859682206*627.5094740631" office:value-type="float" office:value="0.0137194395119877" calcext:value-type="float">
            <text:p>0.013719439511988</text:p>
          </table:table-cell>
          <table:table-cell table:formula="of:=[.D13]+160.315442800642 *627.5094740631" office:value-type="float" office:value="0.00679936318192631" calcext:value-type="float">
            <text:p>0.006799363181926</text:p>
          </table:table-cell>
          <table:table-cell table:formula="of:=[.E13]+160.315442800642 *627.5094740631" office:value-type="float" office:value="0.0842800044774776" calcext:value-type="float">
            <text:p>0.084280004477478</text:p>
          </table:table-cell>
          <table:table-cell/>
          <table:table-cell table:formula="of:=[.G13]" office:value-type="float" office:value="12" calcext:value-type="float">
            <text:p>12</text:p>
          </table:table-cell>
          <table:table-cell table:formula="of:=LOG([.H13])" office:value-type="float" office:value="-1.29638687551238" calcext:value-type="float">
            <text:p>-1.29638687551238</text:p>
          </table:table-cell>
          <table:table-cell table:formula="of:=LOG([.I13])" office:value-type="float" office:value="-1.86266363074465" calcext:value-type="float">
            <text:p>-1.86266363074465</text:p>
          </table:table-cell>
          <table:table-cell table:formula="of:=LOG([.J13])" office:value-type="float" office:value="-2.16753176075352" calcext:value-type="float">
            <text:p>-2.16753176075352</text:p>
          </table:table-cell>
          <table:table-cell table:formula="of:=LOG([.K13])" office:value-type="float" office:value="-1.07427544999151" calcext:value-type="float">
            <text:p>-1.074275449991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946.13012592309" calcext:value-type="float">
            <text:p>-4946.13012592309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-100599.454310899" calcext:value-type="float">
            <text:p>-100599.454310899</text:p>
          </table:table-cell>
          <table:table-cell office:value-type="float" office:value="-100599.374916019" calcext:value-type="float">
            <text:p>-100599.374916019</text:p>
          </table:table-cell>
          <table:table-cell/>
          <table:table-cell table:formula="of:=[.A14]" office:value-type="float" office:value="13" calcext:value-type="float">
            <text:p>13</text:p>
          </table:table-cell>
          <table:table-cell table:formula="of:=[.B14]+7.88221859682206*627.5094740631" office:value-type="float" office:value="0.036720219106428" calcext:value-type="float">
            <text:p>0.036720219106428</text:p>
          </table:table-cell>
          <table:table-cell table:formula="of:=[.C14]+7.88221859682206*627.5094740631" office:value-type="float" office:value="0.0137194395119877" calcext:value-type="float">
            <text:p>0.013719439511988</text:p>
          </table:table-cell>
          <table:table-cell table:formula="of:=[.D14]+160.315442800642 *627.5094740631" office:value-type="float" office:value="0.00488512532319874" calcext:value-type="float">
            <text:p>0.004885125323199</text:p>
          </table:table-cell>
          <table:table-cell table:formula="of:=[.E14]+160.315442800642 *627.5094740631" office:value-type="float" office:value="0.0842800044774776" calcext:value-type="float">
            <text:p>0.084280004477478</text:p>
          </table:table-cell>
          <table:table-cell/>
          <table:table-cell table:formula="of:=[.G14]" office:value-type="float" office:value="13" calcext:value-type="float">
            <text:p>13</text:p>
          </table:table-cell>
          <table:table-cell table:formula="of:=LOG([.H14])" office:value-type="float" office:value="-1.43509473606478" calcext:value-type="float">
            <text:p>-1.43509473606478</text:p>
          </table:table-cell>
          <table:table-cell table:formula="of:=LOG([.I14])" office:value-type="float" office:value="-1.86266363074465" calcext:value-type="float">
            <text:p>-1.86266363074465</text:p>
          </table:table-cell>
          <table:table-cell table:formula="of:=LOG([.J14])" office:value-type="float" office:value="-2.31112429039444" calcext:value-type="float">
            <text:p>-2.31112429039444</text:p>
          </table:table-cell>
          <table:table-cell table:formula="of:=LOG([.K14])" office:value-type="float" office:value="-1.07427544999151" calcext:value-type="float">
            <text:p>-1.074275449991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4946.13439553585" calcext:value-type="float">
            <text:p>-4946.13439553585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-100599.455736035" calcext:value-type="float">
            <text:p>-100599.455736035</text:p>
          </table:table-cell>
          <table:table-cell office:value-type="float" office:value="-100599.374916019" calcext:value-type="float">
            <text:p>-100599.374916019</text:p>
          </table:table-cell>
          <table:table-cell/>
          <table:table-cell table:formula="of:=[.A15]" office:value-type="float" office:value="14" calcext:value-type="float">
            <text:p>14</text:p>
          </table:table-cell>
          <table:table-cell table:formula="of:=[.B15]+7.88221859682206*627.5094740631" office:value-type="float" office:value="0.0324506063507215" calcext:value-type="float">
            <text:p>0.032450606350722</text:p>
          </table:table-cell>
          <table:table-cell table:formula="of:=[.C15]+7.88221859682206*627.5094740631" office:value-type="float" office:value="0.0137194395119877" calcext:value-type="float">
            <text:p>0.013719439511988</text:p>
          </table:table-cell>
          <table:table-cell table:formula="of:=[.D15]+160.315442800642 *627.5094740631" office:value-type="float" office:value="0.00345998849661555" calcext:value-type="float">
            <text:p>0.003459988496616</text:p>
          </table:table-cell>
          <table:table-cell table:formula="of:=[.E15]+160.315442800642 *627.5094740631" office:value-type="float" office:value="0.0842800044774776" calcext:value-type="float">
            <text:p>0.084280004477478</text:p>
          </table:table-cell>
          <table:table-cell/>
          <table:table-cell table:formula="of:=[.G15]" office:value-type="float" office:value="14" calcext:value-type="float">
            <text:p>14</text:p>
          </table:table-cell>
          <table:table-cell table:formula="of:=LOG([.H15])" office:value-type="float" office:value="-1.48877718384629" calcext:value-type="float">
            <text:p>-1.48877718384629</text:p>
          </table:table-cell>
          <table:table-cell table:formula="of:=LOG([.I15])" office:value-type="float" office:value="-1.86266363074465" calcext:value-type="float">
            <text:p>-1.86266363074465</text:p>
          </table:table-cell>
          <table:table-cell table:formula="of:=LOG([.J15])" office:value-type="float" office:value="-2.46092534509875" calcext:value-type="float">
            <text:p>-2.46092534509875</text:p>
          </table:table-cell>
          <table:table-cell table:formula="of:=LOG([.K15])" office:value-type="float" office:value="-1.07427544999151" calcext:value-type="float">
            <text:p>-1.074275449991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4946.1384631559" calcext:value-type="float">
            <text:p>-4946.1384631559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-100599.456245902" calcext:value-type="float">
            <text:p>-100599.456245902</text:p>
          </table:table-cell>
          <table:table-cell office:value-type="float" office:value="-100599.374916019" calcext:value-type="float">
            <text:p>-100599.374916019</text:p>
          </table:table-cell>
          <table:table-cell/>
          <table:table-cell table:formula="of:=[.A16]" office:value-type="float" office:value="15" calcext:value-type="float">
            <text:p>15</text:p>
          </table:table-cell>
          <table:table-cell table:formula="of:=[.B16]+7.88221859682206*627.5094740631" office:value-type="float" office:value="0.0283829862946732" calcext:value-type="float">
            <text:p>0.028382986294673</text:p>
          </table:table-cell>
          <table:table-cell table:formula="of:=[.C16]+7.88221859682206*627.5094740631" office:value-type="float" office:value="0.0137194395119877" calcext:value-type="float">
            <text:p>0.013719439511988</text:p>
          </table:table-cell>
          <table:table-cell table:formula="of:=[.D16]+160.315442800642 *627.5094740631" office:value-type="float" office:value="0.00295012230344582" calcext:value-type="float">
            <text:p>0.002950122303446</text:p>
          </table:table-cell>
          <table:table-cell table:formula="of:=[.E16]+160.315442800642 *627.5094740631" office:value-type="float" office:value="0.0842800044774776" calcext:value-type="float">
            <text:p>0.084280004477478</text:p>
          </table:table-cell>
          <table:table-cell/>
          <table:table-cell table:formula="of:=[.G16]" office:value-type="float" office:value="15" calcext:value-type="float">
            <text:p>15</text:p>
          </table:table-cell>
          <table:table-cell table:formula="of:=LOG([.H16])" office:value-type="float" office:value="-1.54694191250548" calcext:value-type="float">
            <text:p>-1.54694191250548</text:p>
          </table:table-cell>
          <table:table-cell table:formula="of:=LOG([.I16])" office:value-type="float" office:value="-1.86266363074465" calcext:value-type="float">
            <text:p>-1.86266363074465</text:p>
          </table:table-cell>
          <table:table-cell table:formula="of:=LOG([.J16])" office:value-type="float" office:value="-2.53015997906909" calcext:value-type="float">
            <text:p>-2.53015997906909</text:p>
          </table:table-cell>
          <table:table-cell table:formula="of:=LOG([.K16])" office:value-type="float" office:value="-1.07427544999151" calcext:value-type="float">
            <text:p>-1.074275449991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4946.14241782193" calcext:value-type="float">
            <text:p>-4946.14241782193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-100599.456567459" calcext:value-type="float">
            <text:p>-100599.456567459</text:p>
          </table:table-cell>
          <table:table-cell office:value-type="float" office:value="-100599.374916019" calcext:value-type="float">
            <text:p>-100599.374916019</text:p>
          </table:table-cell>
          <table:table-cell/>
          <table:table-cell table:formula="of:=[.A17]" office:value-type="float" office:value="16" calcext:value-type="float">
            <text:p>16</text:p>
          </table:table-cell>
          <table:table-cell table:formula="of:=[.B17]+7.88221859682206*627.5094740631" office:value-type="float" office:value="0.0244283202619044" calcext:value-type="float">
            <text:p>0.024428320261905</text:p>
          </table:table-cell>
          <table:table-cell table:formula="of:=[.C17]+7.88221859682206*627.5094740631" office:value-type="float" office:value="0.0137194395119877" calcext:value-type="float">
            <text:p>0.013719439511988</text:p>
          </table:table-cell>
          <table:table-cell table:formula="of:=[.D17]+160.315442800642 *627.5094740631" office:value-type="float" office:value="0.00262856455810834" calcext:value-type="float">
            <text:p>0.002628564558108</text:p>
          </table:table-cell>
          <table:table-cell table:formula="of:=[.E17]+160.315442800642 *627.5094740631" office:value-type="float" office:value="0.0842800044774776" calcext:value-type="float">
            <text:p>0.084280004477478</text:p>
          </table:table-cell>
          <table:table-cell/>
          <table:table-cell table:formula="of:=[.G17]" office:value-type="float" office:value="16" calcext:value-type="float">
            <text:p>16</text:p>
          </table:table-cell>
          <table:table-cell table:formula="of:=LOG([.H17])" office:value-type="float" office:value="-1.6121063949204" calcext:value-type="float">
            <text:p>-1.6121063949204</text:p>
          </table:table-cell>
          <table:table-cell table:formula="of:=LOG([.I17])" office:value-type="float" office:value="-1.86266363074465" calcext:value-type="float">
            <text:p>-1.86266363074465</text:p>
          </table:table-cell>
          <table:table-cell table:formula="of:=LOG([.J17])" office:value-type="float" office:value="-2.58028135214911" calcext:value-type="float">
            <text:p>-2.58028135214911</text:p>
          </table:table-cell>
          <table:table-cell table:formula="of:=LOG([.K17])" office:value-type="float" office:value="-1.07427544999151" calcext:value-type="float">
            <text:p>-1.074275449991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4946.14621330294" calcext:value-type="float">
            <text:p>-4946.14621330294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-100599.456879746" calcext:value-type="float">
            <text:p>-100599.456879746</text:p>
          </table:table-cell>
          <table:table-cell office:value-type="float" office:value="-100599.374916019" calcext:value-type="float">
            <text:p>-100599.374916019</text:p>
          </table:table-cell>
          <table:table-cell/>
          <table:table-cell table:formula="of:=[.A18]" office:value-type="float" office:value="17" calcext:value-type="float">
            <text:p>17</text:p>
          </table:table-cell>
          <table:table-cell table:formula="of:=[.B18]+7.88221859682206*627.5094740631" office:value-type="float" office:value="0.0206328392523574" calcext:value-type="float">
            <text:p>0.020632839252357</text:p>
          </table:table-cell>
          <table:table-cell table:formula="of:=[.C18]+7.88221859682206*627.5094740631" office:value-type="float" office:value="0.0137194395119877" calcext:value-type="float">
            <text:p>0.013719439511988</text:p>
          </table:table-cell>
          <table:table-cell table:formula="of:=[.D18]+160.315442800642 *627.5094740631" office:value-type="float" office:value="0.00231627804168966" calcext:value-type="float">
            <text:p>0.00231627804169</text:p>
          </table:table-cell>
          <table:table-cell table:formula="of:=[.E18]+160.315442800642 *627.5094740631" office:value-type="float" office:value="0.0842800044774776" calcext:value-type="float">
            <text:p>0.084280004477478</text:p>
          </table:table-cell>
          <table:table-cell/>
          <table:table-cell table:formula="of:=[.G18]" office:value-type="float" office:value="17" calcext:value-type="float">
            <text:p>17</text:p>
          </table:table-cell>
          <table:table-cell table:formula="of:=LOG([.H18])" office:value-type="float" office:value="-1.68544100533818" calcext:value-type="float">
            <text:p>-1.68544100533818</text:p>
          </table:table-cell>
          <table:table-cell table:formula="of:=LOG([.I18])" office:value-type="float" office:value="-1.86266363074465" calcext:value-type="float">
            <text:p>-1.86266363074465</text:p>
          </table:table-cell>
          <table:table-cell table:formula="of:=LOG([.J18])" office:value-type="float" office:value="-2.63520930991703" calcext:value-type="float">
            <text:p>-2.63520930991703</text:p>
          </table:table-cell>
          <table:table-cell table:formula="of:=LOG([.K18])" office:value-type="float" office:value="-1.07427544999151" calcext:value-type="float">
            <text:p>-1.074275449991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4946.15790160898" calcext:value-type="float">
            <text:p>-4946.15790160898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-100599.457188931" calcext:value-type="float">
            <text:p>-100599.457188931</text:p>
          </table:table-cell>
          <table:table-cell office:value-type="float" office:value="-100599.374916019" calcext:value-type="float">
            <text:p>-100599.374916019</text:p>
          </table:table-cell>
          <table:table-cell/>
          <table:table-cell table:formula="of:=[.A19]" office:value-type="float" office:value="18" calcext:value-type="float">
            <text:p>18</text:p>
          </table:table-cell>
          <table:table-cell table:formula="of:=[.B19]+7.88221859682206*627.5094740631" office:value-type="float" office:value="0.00894453321143374" calcext:value-type="float">
            <text:p>0.008944533211434</text:p>
          </table:table-cell>
          <table:table-cell table:formula="of:=[.C19]+7.88221859682206*627.5094740631" office:value-type="float" office:value="0.0137194395119877" calcext:value-type="float">
            <text:p>0.013719439511988</text:p>
          </table:table-cell>
          <table:table-cell table:formula="of:=[.D19]+160.315442800642 *627.5094740631" office:value-type="float" office:value="0.00200709281489253" calcext:value-type="float">
            <text:p>0.002007092814893</text:p>
          </table:table-cell>
          <table:table-cell table:formula="of:=[.E19]+160.315442800642 *627.5094740631" office:value-type="float" office:value="0.0842800044774776" calcext:value-type="float">
            <text:p>0.084280004477478</text:p>
          </table:table-cell>
          <table:table-cell/>
          <table:table-cell table:formula="of:=[.G19]" office:value-type="float" office:value="18" calcext:value-type="float">
            <text:p>18</text:p>
          </table:table-cell>
          <table:table-cell table:formula="of:=LOG([.H19])" office:value-type="float" office:value="-2.04844231904163" calcext:value-type="float">
            <text:p>-2.04844231904163</text:p>
          </table:table-cell>
          <table:table-cell table:formula="of:=LOG([.I19])" office:value-type="float" office:value="-1.86266363074465" calcext:value-type="float">
            <text:p>-1.86266363074465</text:p>
          </table:table-cell>
          <table:table-cell table:formula="of:=LOG([.J19])" office:value-type="float" office:value="-2.69743254377378" calcext:value-type="float">
            <text:p>-2.69743254377378</text:p>
          </table:table-cell>
          <table:table-cell table:formula="of:=LOG([.K19])" office:value-type="float" office:value="-1.07427544999151" calcext:value-type="float">
            <text:p>-1.074275449991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946.15895828767" calcext:value-type="float">
            <text:p>-4946.15895828767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-100599.457471132" calcext:value-type="float">
            <text:p>-100599.457471132</text:p>
          </table:table-cell>
          <table:table-cell office:value-type="float" office:value="-100599.374916019" calcext:value-type="float">
            <text:p>-100599.374916019</text:p>
          </table:table-cell>
          <table:table-cell/>
          <table:table-cell table:formula="of:=[.A20]" office:value-type="float" office:value="19" calcext:value-type="float">
            <text:p>19</text:p>
          </table:table-cell>
          <table:table-cell table:formula="of:=[.B20]+7.88221859682206*627.5094740631" office:value-type="float" office:value="0.00788785452641605" calcext:value-type="float">
            <text:p>0.007887854526416</text:p>
          </table:table-cell>
          <table:table-cell table:formula="of:=[.C20]+7.88221859682206*627.5094740631" office:value-type="float" office:value="0.0137194395119877" calcext:value-type="float">
            <text:p>0.013719439511988</text:p>
          </table:table-cell>
          <table:table-cell table:formula="of:=[.D20]+160.315442800642 *627.5094740631" office:value-type="float" office:value="0.00172489169926848" calcext:value-type="float">
            <text:p>0.001724891699268</text:p>
          </table:table-cell>
          <table:table-cell table:formula="of:=[.E20]+160.315442800642 *627.5094740631" office:value-type="float" office:value="0.0842800044774776" calcext:value-type="float">
            <text:p>0.084280004477478</text:p>
          </table:table-cell>
          <table:table-cell/>
          <table:table-cell table:formula="of:=[.G20]" office:value-type="float" office:value="19" calcext:value-type="float">
            <text:p>19</text:p>
          </table:table-cell>
          <table:table-cell table:formula="of:=LOG([.H20])" office:value-type="float" office:value="-2.10304110756955" calcext:value-type="float">
            <text:p>-2.10304110756955</text:p>
          </table:table-cell>
          <table:table-cell table:formula="of:=LOG([.I20])" office:value-type="float" office:value="-1.86266363074465" calcext:value-type="float">
            <text:p>-1.86266363074465</text:p>
          </table:table-cell>
          <table:table-cell table:formula="of:=LOG([.J20])" office:value-type="float" office:value="-2.76323816777136" calcext:value-type="float">
            <text:p>-2.76323816777136</text:p>
          </table:table-cell>
          <table:table-cell table:formula="of:=LOG([.K20])" office:value-type="float" office:value="-1.07427544999151" calcext:value-type="float">
            <text:p>-1.074275449991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4946.1599673105" calcext:value-type="float">
            <text:p>-4946.1599673105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-100599.457740924" calcext:value-type="float">
            <text:p>-100599.457740924</text:p>
          </table:table-cell>
          <table:table-cell office:value-type="float" office:value="-100599.374916019" calcext:value-type="float">
            <text:p>-100599.374916019</text:p>
          </table:table-cell>
          <table:table-cell/>
          <table:table-cell table:formula="of:=[.A21]" office:value-type="float" office:value="20" calcext:value-type="float">
            <text:p>20</text:p>
          </table:table-cell>
          <table:table-cell table:formula="of:=[.B21]+7.88221859682206*627.5094740631" office:value-type="float" office:value="0.00687883169121051" calcext:value-type="float">
            <text:p>0.006878831691211</text:p>
          </table:table-cell>
          <table:table-cell table:formula="of:=[.C21]+7.88221859682206*627.5094740631" office:value-type="float" office:value="0.0137194395119877" calcext:value-type="float">
            <text:p>0.013719439511988</text:p>
          </table:table-cell>
          <table:table-cell table:formula="of:=[.D21]+160.315442800642 *627.5094740631" office:value-type="float" office:value="0.00145509967114776" calcext:value-type="float">
            <text:p>0.001455099671148</text:p>
          </table:table-cell>
          <table:table-cell table:formula="of:=[.E21]+160.315442800642 *627.5094740631" office:value-type="float" office:value="0.0842800044774776" calcext:value-type="float">
            <text:p>0.084280004477478</text:p>
          </table:table-cell>
          <table:table-cell/>
          <table:table-cell table:formula="of:=[.G21]" office:value-type="float" office:value="20" calcext:value-type="float">
            <text:p>20</text:p>
          </table:table-cell>
          <table:table-cell table:formula="of:=LOG([.H21])" office:value-type="float" office:value="-2.1624853165822" calcext:value-type="float">
            <text:p>-2.1624853165822</text:p>
          </table:table-cell>
          <table:table-cell table:formula="of:=LOG([.I21])" office:value-type="float" office:value="-1.86266363074465" calcext:value-type="float">
            <text:p>-1.86266363074465</text:p>
          </table:table-cell>
          <table:table-cell table:formula="of:=LOG([.J21])" office:value-type="float" office:value="-2.8371072574362" calcext:value-type="float">
            <text:p>-2.8371072574362</text:p>
          </table:table-cell>
          <table:table-cell table:formula="of:=LOG([.K21])" office:value-type="float" office:value="-1.07427544999151" calcext:value-type="float">
            <text:p>-1.074275449991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4946.16073267828" calcext:value-type="float">
            <text:p>-4946.16073267828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-100599.458032497" calcext:value-type="float">
            <text:p>-100599.458032497</text:p>
          </table:table-cell>
          <table:table-cell office:value-type="float" office:value="-100599.374916019" calcext:value-type="float">
            <text:p>-100599.374916019</text:p>
          </table:table-cell>
          <table:table-cell/>
          <table:table-cell table:formula="of:=[.A22]" office:value-type="float" office:value="21" calcext:value-type="float">
            <text:p>21</text:p>
          </table:table-cell>
          <table:table-cell table:formula="of:=[.B22]+7.88221859682206*627.5094740631" office:value-type="float" office:value="0.0061134639172451" calcext:value-type="float">
            <text:p>0.006113463917245</text:p>
          </table:table-cell>
          <table:table-cell table:formula="of:=[.C22]+7.88221859682206*627.5094740631" office:value-type="float" office:value="0.0137194395119877" calcext:value-type="float">
            <text:p>0.013719439511988</text:p>
          </table:table-cell>
          <table:table-cell table:formula="of:=[.D22]+160.315442800642 *627.5094740631" office:value-type="float" office:value="0.0011635267874226" calcext:value-type="float">
            <text:p>0.001163526787423</text:p>
          </table:table-cell>
          <table:table-cell table:formula="of:=[.E22]+160.315442800642 *627.5094740631" office:value-type="float" office:value="0.0842800044774776" calcext:value-type="float">
            <text:p>0.084280004477478</text:p>
          </table:table-cell>
          <table:table-cell/>
          <table:table-cell table:formula="of:=[.G22]" office:value-type="float" office:value="21" calcext:value-type="float">
            <text:p>21</text:p>
          </table:table-cell>
          <table:table-cell table:formula="of:=LOG([.H22])" office:value-type="float" office:value="-2.21371264673354" calcext:value-type="float">
            <text:p>-2.21371264673354</text:p>
          </table:table-cell>
          <table:table-cell table:formula="of:=LOG([.I22])" office:value-type="float" office:value="-1.86266363074465" calcext:value-type="float">
            <text:p>-1.86266363074465</text:p>
          </table:table-cell>
          <table:table-cell table:formula="of:=LOG([.J22])" office:value-type="float" office:value="-2.93422361366999" calcext:value-type="float">
            <text:p>-2.93422361366999</text:p>
          </table:table-cell>
          <table:table-cell table:formula="of:=LOG([.K22])" office:value-type="float" office:value="-1.07427544999151" calcext:value-type="float">
            <text:p>-1.074275449991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4946.16267886379" calcext:value-type="float">
            <text:p>-4946.16267886379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-100599.458305466" calcext:value-type="float">
            <text:p>-100599.458305466</text:p>
          </table:table-cell>
          <table:table-cell office:value-type="float" office:value="-100599.374916019" calcext:value-type="float">
            <text:p>-100599.374916019</text:p>
          </table:table-cell>
          <table:table-cell/>
          <table:table-cell table:formula="of:=[.A23]" office:value-type="float" office:value="22" calcext:value-type="float">
            <text:p>22</text:p>
          </table:table-cell>
          <table:table-cell table:formula="of:=[.B23]+7.88221859682206*627.5094740631" office:value-type="float" office:value="0.00416727840274689" calcext:value-type="float">
            <text:p>0.004167278402747</text:p>
          </table:table-cell>
          <table:table-cell table:formula="of:=[.C23]+7.88221859682206*627.5094740631" office:value-type="float" office:value="0.0137194395119877" calcext:value-type="float">
            <text:p>0.013719439511988</text:p>
          </table:table-cell>
          <table:table-cell table:formula="of:=[.D23]+160.315442800642 *627.5094740631" office:value-type="float" office:value="0.000890557581442408" calcext:value-type="float">
            <text:p>0.000890557581442</text:p>
          </table:table-cell>
          <table:table-cell table:formula="of:=[.E23]+160.315442800642 *627.5094740631" office:value-type="float" office:value="0.0842800044774776" calcext:value-type="float">
            <text:p>0.084280004477478</text:p>
          </table:table-cell>
          <table:table-cell/>
          <table:table-cell table:formula="of:=[.G23]" office:value-type="float" office:value="22" calcext:value-type="float">
            <text:p>22</text:p>
          </table:table-cell>
          <table:table-cell table:formula="of:=LOG([.H23])" office:value-type="float" office:value="-2.38014748472682" calcext:value-type="float">
            <text:p>-2.38014748472682</text:p>
          </table:table-cell>
          <table:table-cell table:formula="of:=LOG([.I23])" office:value-type="float" office:value="-1.86266363074465" calcext:value-type="float">
            <text:p>-1.86266363074465</text:p>
          </table:table-cell>
          <table:table-cell table:formula="of:=LOG([.J23])" office:value-type="float" office:value="-3.05033799479229" calcext:value-type="float">
            <text:p>-3.05033799479229</text:p>
          </table:table-cell>
          <table:table-cell table:formula="of:=LOG([.K23])" office:value-type="float" office:value="-1.07427544999151" calcext:value-type="float">
            <text:p>-1.074275449991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4946.16372609076" calcext:value-type="float">
            <text:p>-4946.16372609076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-100599.458568734" calcext:value-type="float">
            <text:p>-100599.458568734</text:p>
          </table:table-cell>
          <table:table-cell office:value-type="float" office:value="-100599.374916019" calcext:value-type="float">
            <text:p>-100599.374916019</text:p>
          </table:table-cell>
          <table:table-cell/>
          <table:table-cell table:formula="of:=[.A24]" office:value-type="float" office:value="23" calcext:value-type="float">
            <text:p>23</text:p>
          </table:table-cell>
          <table:table-cell table:formula="of:=[.B24]+7.88221859682206*627.5094740631" office:value-type="float" office:value="0.00312005143405258" calcext:value-type="float">
            <text:p>0.003120051434053</text:p>
          </table:table-cell>
          <table:table-cell table:formula="of:=[.C24]+7.88221859682206*627.5094740631" office:value-type="float" office:value="0.0137194395119877" calcext:value-type="float">
            <text:p>0.013719439511988</text:p>
          </table:table-cell>
          <table:table-cell table:formula="of:=[.D24]+160.315442800642 *627.5094740631" office:value-type="float" office:value="0.000627289788099006" calcext:value-type="float">
            <text:p>0.000627289788099</text:p>
          </table:table-cell>
          <table:table-cell table:formula="of:=[.E24]+160.315442800642 *627.5094740631" office:value-type="float" office:value="0.0842800044774776" calcext:value-type="float">
            <text:p>0.084280004477478</text:p>
          </table:table-cell>
          <table:table-cell/>
          <table:table-cell table:formula="of:=[.G24]" office:value-type="float" office:value="23" calcext:value-type="float">
            <text:p>23</text:p>
          </table:table-cell>
          <table:table-cell table:formula="of:=LOG([.H24])" office:value-type="float" office:value="-2.50583824657736" calcext:value-type="float">
            <text:p>-2.50583824657736</text:p>
          </table:table-cell>
          <table:table-cell table:formula="of:=LOG([.I24])" office:value-type="float" office:value="-1.86266363074465" calcext:value-type="float">
            <text:p>-1.86266363074465</text:p>
          </table:table-cell>
          <table:table-cell table:formula="of:=LOG([.J24])" office:value-type="float" office:value="-3.20253178245844" calcext:value-type="float">
            <text:p>-3.20253178245844</text:p>
          </table:table-cell>
          <table:table-cell table:formula="of:=LOG([.K24])" office:value-type="float" office:value="-1.07427544999151" calcext:value-type="float">
            <text:p>-1.074275449991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4946.16403418279" calcext:value-type="float">
            <text:p>-4946.16403418279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-100599.458859246" calcext:value-type="float">
            <text:p>-100599.458859246</text:p>
          </table:table-cell>
          <table:table-cell office:value-type="float" office:value="-100599.374916019" calcext:value-type="float">
            <text:p>-100599.374916019</text:p>
          </table:table-cell>
          <table:table-cell/>
          <table:table-cell table:formula="of:=[.A25]" office:value-type="float" office:value="24" calcext:value-type="float">
            <text:p>24</text:p>
          </table:table-cell>
          <table:table-cell table:formula="of:=[.B25]+7.88221859682206*627.5094740631" office:value-type="float" office:value="0.00281195941079204" calcext:value-type="float">
            <text:p>0.002811959410792</text:p>
          </table:table-cell>
          <table:table-cell table:formula="of:=[.C25]+7.88221859682206*627.5094740631" office:value-type="float" office:value="0.0137194395119877" calcext:value-type="float">
            <text:p>0.013719439511988</text:p>
          </table:table-cell>
          <table:table-cell table:formula="of:=[.D25]+160.315442800642 *627.5094740631" office:value-type="float" office:value="0.000336778131895699" calcext:value-type="float">
            <text:p>0.000336778131896</text:p>
          </table:table-cell>
          <table:table-cell table:formula="of:=[.E25]+160.315442800642 *627.5094740631" office:value-type="float" office:value="0.0842800044774776" calcext:value-type="float">
            <text:p>0.084280004477478</text:p>
          </table:table-cell>
          <table:table-cell/>
          <table:table-cell table:formula="of:=[.G25]" office:value-type="float" office:value="24" calcext:value-type="float">
            <text:p>24</text:p>
          </table:table-cell>
          <table:table-cell table:formula="of:=LOG([.H25])" office:value-type="float" office:value="-2.55099095242756" calcext:value-type="float">
            <text:p>-2.55099095242756</text:p>
          </table:table-cell>
          <table:table-cell table:formula="of:=LOG([.I25])" office:value-type="float" office:value="-1.86266363074465" calcext:value-type="float">
            <text:p>-1.86266363074465</text:p>
          </table:table-cell>
          <table:table-cell table:formula="of:=LOG([.J25])" office:value-type="float" office:value="-3.47265611641634" calcext:value-type="float">
            <text:p>-3.47265611641634</text:p>
          </table:table-cell>
          <table:table-cell table:formula="of:=LOG([.K25])" office:value-type="float" office:value="-1.07427544999151" calcext:value-type="float">
            <text:p>-1.074275449991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4946.16471338337" calcext:value-type="float">
            <text:p>-4946.16471338337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-100599.458936972" calcext:value-type="float">
            <text:p>-100599.458936972</text:p>
          </table:table-cell>
          <table:table-cell office:value-type="float" office:value="-100599.374916019" calcext:value-type="float">
            <text:p>-100599.374916019</text:p>
          </table:table-cell>
          <table:table-cell/>
          <table:table-cell table:formula="of:=[.A26]" office:value-type="float" office:value="25" calcext:value-type="float">
            <text:p>25</text:p>
          </table:table-cell>
          <table:table-cell table:formula="of:=[.B26]+7.88221859682206*627.5094740631" office:value-type="float" office:value="0.00213275882560993" calcext:value-type="float">
            <text:p>0.00213275882561</text:p>
          </table:table-cell>
          <table:table-cell table:formula="of:=[.C26]+7.88221859682206*627.5094740631" office:value-type="float" office:value="0.0137194395119877" calcext:value-type="float">
            <text:p>0.013719439511988</text:p>
          </table:table-cell>
          <table:table-cell table:formula="of:=[.D26]+160.315442800642 *627.5094740631" office:value-type="float" office:value="0.000259052205365151" calcext:value-type="float">
            <text:p>0.000259052205365</text:p>
          </table:table-cell>
          <table:table-cell table:formula="of:=[.E26]+160.315442800642 *627.5094740631" office:value-type="float" office:value="0.0842800044774776" calcext:value-type="float">
            <text:p>0.084280004477478</text:p>
          </table:table-cell>
          <table:table-cell/>
          <table:table-cell table:formula="of:=[.G26]" office:value-type="float" office:value="25" calcext:value-type="float">
            <text:p>25</text:p>
          </table:table-cell>
          <table:table-cell table:formula="of:=LOG([.H26])" office:value-type="float" office:value="-2.67105825220582" calcext:value-type="float">
            <text:p>-2.67105825220582</text:p>
          </table:table-cell>
          <table:table-cell table:formula="of:=LOG([.I26])" office:value-type="float" office:value="-1.86266363074465" calcext:value-type="float">
            <text:p>-1.86266363074465</text:p>
          </table:table-cell>
          <table:table-cell table:formula="of:=LOG([.J26])" office:value-type="float" office:value="-3.58661270612213" calcext:value-type="float">
            <text:p>-3.58661270612213</text:p>
          </table:table-cell>
          <table:table-cell table:formula="of:=LOG([.K26])" office:value-type="float" office:value="-1.07427544999151" calcext:value-type="float">
            <text:p>-1.074275449991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4946.1652417205" calcext:value-type="float">
            <text:p>-4946.1652417205</text:p>
          </table:table-cell>
          <table:table-cell office:value-type="float" office:value="-4946.15312670268" calcext:value-type="float">
            <text:p>-4946.15312670268</text:p>
          </table:table-cell>
          <table:table-cell office:value-type="float" office:value="-100599.459008278" calcext:value-type="float">
            <text:p>-100599.459008278</text:p>
          </table:table-cell>
          <table:table-cell office:value-type="float" office:value="-100599.374916019" calcext:value-type="float">
            <text:p>-100599.374916019</text:p>
          </table:table-cell>
          <table:table-cell/>
          <table:table-cell table:formula="of:=[.A27]" office:value-type="float" office:value="26" calcext:value-type="float">
            <text:p>26</text:p>
          </table:table-cell>
          <table:table-cell table:formula="of:=[.B27]+7.88221859682206*627.5094740631" office:value-type="float" office:value="0.00160442169635644" calcext:value-type="float">
            <text:p>0.001604421696356</text:p>
          </table:table-cell>
          <table:table-cell table:formula="of:=[.C27]+7.88221859682206*627.5094740631" office:value-type="float" office:value="0.0137194395119877" calcext:value-type="float">
            <text:p>0.013719439511988</text:p>
          </table:table-cell>
          <table:table-cell table:formula="of:=[.D27]+160.315442800642 *627.5094740631" office:value-type="float" office:value="0.0001877456670627" calcext:value-type="float">
            <text:p>0.000187745667063</text:p>
          </table:table-cell>
          <table:table-cell table:formula="of:=[.E27]+160.315442800642 *627.5094740631" office:value-type="float" office:value="0.0842800044774776" calcext:value-type="float">
            <text:p>0.084280004477478</text:p>
          </table:table-cell>
          <table:table-cell/>
          <table:table-cell table:formula="of:=[.G27]" office:value-type="float" office:value="26" calcext:value-type="float">
            <text:p>26</text:p>
          </table:table-cell>
          <table:table-cell table:formula="of:=LOG([.H27])" office:value-type="float" office:value="-2.79468147375087" calcext:value-type="float">
            <text:p>-2.79468147375087</text:p>
          </table:table-cell>
          <table:table-cell table:formula="of:=LOG([.I27])" office:value-type="float" office:value="-1.86266363074465" calcext:value-type="float">
            <text:p>-1.86266363074465</text:p>
          </table:table-cell>
          <table:table-cell table:formula="of:=LOG([.J27])" office:value-type="float" office:value="-3.72643007718651" calcext:value-type="float">
            <text:p>-3.72643007718651</text:p>
          </table:table-cell>
          <table:table-cell table:formula="of:=LOG([.K27])" office:value-type="float" office:value="-1.07427544999151" calcext:value-type="float">
            <text:p>-1.074275449991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4946.1656715005" calcext:value-type="float">
            <text:p>-4946.1656715005</text:p>
          </table:table-cell>
          <table:table-cell office:value-type="float" office:value="-4946.15312670268" calcext:value-type="float">
            <text:p>-4946.15312670268</text:p>
          </table:table-cell>
          <table:table-cell table:number-columns-repeated="3"/>
          <table:table-cell table:formula="of:=[.A28]" office:value-type="float" office:value="27" calcext:value-type="float">
            <text:p>27</text:p>
          </table:table-cell>
          <table:table-cell table:formula="of:=[.B28]+7.88221859682206*627.5094740631" office:value-type="float" office:value="0.00117464169306913" calcext:value-type="float">
            <text:p>0.001174641693069</text:p>
          </table:table-cell>
          <table:table-cell table:formula="of:=[.C28]+7.88221859682206*627.5094740631" office:value-type="float" office:value="0.0137194395119877" calcext:value-type="float">
            <text:p>0.013719439511988</text:p>
          </table:table-cell>
          <table:table-cell table:number-columns-repeated="3"/>
          <table:table-cell table:formula="of:=[.G28]" office:value-type="float" office:value="27" calcext:value-type="float">
            <text:p>27</text:p>
          </table:table-cell>
          <table:table-cell table:formula="of:=LOG([.H28])" office:value-type="float" office:value="-2.93009458824659" calcext:value-type="float">
            <text:p>-2.93009458824659</text:p>
          </table:table-cell>
          <table:table-cell table:formula="of:=LOG([.I28])" office:value-type="float" office:value="-1.86266363074465" calcext:value-type="float">
            <text:p>-1.8626636307446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4946.16602763561" calcext:value-type="float">
            <text:p>-4946.16602763561</text:p>
          </table:table-cell>
          <table:table-cell office:value-type="float" office:value="-4946.15312670268" calcext:value-type="float">
            <text:p>-4946.15312670268</text:p>
          </table:table-cell>
          <table:table-cell table:number-columns-repeated="3"/>
          <table:table-cell table:formula="of:=[.A29]" office:value-type="float" office:value="28" calcext:value-type="float">
            <text:p>28</text:p>
          </table:table-cell>
          <table:table-cell table:formula="of:=[.B29]+7.88221859682206*627.5094740631" office:value-type="float" office:value="0.000818506586256262" calcext:value-type="float">
            <text:p>0.000818506586256</text:p>
          </table:table-cell>
          <table:table-cell table:formula="of:=[.C29]+7.88221859682206*627.5094740631" office:value-type="float" office:value="0.0137194395119877" calcext:value-type="float">
            <text:p>0.013719439511988</text:p>
          </table:table-cell>
          <table:table-cell table:number-columns-repeated="3"/>
          <table:table-cell table:formula="of:=[.G29]" office:value-type="float" office:value="28" calcext:value-type="float">
            <text:p>28</text:p>
          </table:table-cell>
          <table:table-cell table:formula="of:=LOG([.H29])" office:value-type="float" office:value="-3.08697782161155" calcext:value-type="float">
            <text:p>-3.08697782161155</text:p>
          </table:table-cell>
          <table:table-cell table:formula="of:=LOG([.I29])" office:value-type="float" office:value="-1.86266363074465" calcext:value-type="float">
            <text:p>-1.8626636307446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4946.1663547222" calcext:value-type="float">
            <text:p>-4946.1663547222</text:p>
          </table:table-cell>
          <table:table-cell office:value-type="float" office:value="-4946.15312670268" calcext:value-type="float">
            <text:p>-4946.15312670268</text:p>
          </table:table-cell>
          <table:table-cell table:number-columns-repeated="3"/>
          <table:table-cell table:formula="of:=[.A30]" office:value-type="float" office:value="29" calcext:value-type="float">
            <text:p>29</text:p>
          </table:table-cell>
          <table:table-cell table:formula="of:=[.B30]+7.88221859682206*627.5094740631" office:value-type="float" office:value="0.000491420000798826" calcext:value-type="float">
            <text:p>0.000491420000799</text:p>
          </table:table-cell>
          <table:table-cell table:formula="of:=[.C30]+7.88221859682206*627.5094740631" office:value-type="float" office:value="0.0137194395119877" calcext:value-type="float">
            <text:p>0.013719439511988</text:p>
          </table:table-cell>
          <table:table-cell table:number-columns-repeated="3"/>
          <table:table-cell table:formula="of:=[.G30]" office:value-type="float" office:value="29" calcext:value-type="float">
            <text:p>29</text:p>
          </table:table-cell>
          <table:table-cell table:formula="of:=LOG([.H30])" office:value-type="float" office:value="-3.30854717170658" calcext:value-type="float">
            <text:p>-3.30854717170658</text:p>
          </table:table-cell>
          <table:table-cell table:formula="of:=LOG([.I30])" office:value-type="float" office:value="-1.86266363074465" calcext:value-type="float">
            <text:p>-1.8626636307446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4T19:25:40.478113115</meta:creation-date>
    <dc:date>2020-09-24T20:33:08.604391007</dc:date>
    <meta:editing-duration>PT16M24S</meta:editing-duration>
    <meta:editing-cycles>4</meta:editing-cycles>
    <meta:generator>LibreOffice/6.0.7.3$Linux_X86_64 LibreOffice_project/00m0$Build-3</meta:generator>
    <meta:document-statistic meta:table-count="2" meta:cell-count="60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16cm" svg:y="3.952cm" style:legend-expansion="high" chart:style-name="ch2"/>
        <chart:plot-area chart:style-name="ch3" table:cell-range-address="Sheet1.A1:Sheet1.C30" chart:data-source-has-labels="row" svg:x="0.32cm" svg:y="0.18cm" svg:width="11.476cm" svg:height="8.64cm">
          <chartooo:coordinate-region svg:x="1.418cm" svg:y="0.379cm" svg:width="10.19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0" chart:label-cell-address="Sheet1.B1:Sheet1.B1" chart:class="chart:scatter">
            <chart:domain table:cell-range-address="Sheet1.A2:Sheet1.A30"/>
            <chart:data-point chart:repeated="29"/>
          </chart:series>
          <chart:series chart:style-name="ch7" chart:values-cell-range-address="Sheet1.C2:Sheet1.C30" chart:label-cell-address="Sheet1.C1:Sheet1.C1" chart:class="chart:scatter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H ADAPT</text:p>
                <draw:g>
                  <svg:desc>Sheet1.B1:Sheet1.B1</svg:desc>
                </draw:g>
              </table:table-cell>
              <table:table-cell office:value-type="string">
                <text:p>Extrapolated LiH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30</svg:desc>
                </draw:g>
              </table:table-cell>
              <table:table-cell office:value-type="float" office:value="-4942.63826184803">
                <text:p>-4942.63826184803</text:p>
                <draw:g>
                  <svg:desc>Sheet1.B2:Sheet1.B30</svg:desc>
                </draw:g>
              </table:table-cell>
              <table:table-cell office:value-type="float" office:value="-4946.15312670268">
                <text:p>-4946.15312670268</text:p>
                <draw:g>
                  <svg:desc>Sheet1.C2:Sheet1.C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4943.80642684511">
                <text:p>-4943.80642684511</text:p>
              </table:table-cell>
              <table:table-cell office:value-type="float" office:value="-4946.15312670268">
                <text:p>-4946.153126702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4944.88592280634">
                <text:p>-4944.88592280634</text:p>
              </table:table-cell>
              <table:table-cell office:value-type="float" office:value="-4946.15312670268">
                <text:p>-4946.153126702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4945.27166376085">
                <text:p>-4945.27166376085</text:p>
              </table:table-cell>
              <table:table-cell office:value-type="float" office:value="-4946.15312670268">
                <text:p>-4946.153126702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4945.55312787423">
                <text:p>-4945.55312787423</text:p>
              </table:table-cell>
              <table:table-cell office:value-type="float" office:value="-4946.15312670268">
                <text:p>-4946.153126702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4945.82636855053">
                <text:p>-4945.82636855053</text:p>
              </table:table-cell>
              <table:table-cell office:value-type="float" office:value="-4946.15312670268">
                <text:p>-4946.153126702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4945.84355394784">
                <text:p>-4945.84355394784</text:p>
              </table:table-cell>
              <table:table-cell office:value-type="float" office:value="-4946.15312670268">
                <text:p>-4946.153126702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4945.8614109035">
                <text:p>-4945.8614109035</text:p>
              </table:table-cell>
              <table:table-cell office:value-type="float" office:value="-4946.15312670268">
                <text:p>-4946.153126702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4945.99149256616">
                <text:p>-4945.99149256616</text:p>
              </table:table-cell>
              <table:table-cell office:value-type="float" office:value="-4946.15312670268">
                <text:p>-4946.153126702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4946.00491482016">
                <text:p>-4946.00491482016</text:p>
              </table:table-cell>
              <table:table-cell office:value-type="float" office:value="-4946.15312670268">
                <text:p>-4946.153126702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4946.10485557238">
                <text:p>-4946.10485557238</text:p>
              </table:table-cell>
              <table:table-cell office:value-type="float" office:value="-4946.15312670268">
                <text:p>-4946.153126702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4946.11630871549">
                <text:p>-4946.11630871549</text:p>
              </table:table-cell>
              <table:table-cell office:value-type="float" office:value="-4946.15312670268">
                <text:p>-4946.153126702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4946.13012592309">
                <text:p>-4946.13012592309</text:p>
              </table:table-cell>
              <table:table-cell office:value-type="float" office:value="-4946.15312670268">
                <text:p>-4946.153126702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4946.13439553585">
                <text:p>-4946.13439553585</text:p>
              </table:table-cell>
              <table:table-cell office:value-type="float" office:value="-4946.15312670268">
                <text:p>-4946.153126702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4946.1384631559">
                <text:p>-4946.1384631559</text:p>
              </table:table-cell>
              <table:table-cell office:value-type="float" office:value="-4946.15312670268">
                <text:p>-4946.153126702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4946.14241782193">
                <text:p>-4946.14241782193</text:p>
              </table:table-cell>
              <table:table-cell office:value-type="float" office:value="-4946.15312670268">
                <text:p>-4946.153126702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4946.14621330294">
                <text:p>-4946.14621330294</text:p>
              </table:table-cell>
              <table:table-cell office:value-type="float" office:value="-4946.15312670268">
                <text:p>-4946.153126702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4946.15790160898">
                <text:p>-4946.15790160898</text:p>
              </table:table-cell>
              <table:table-cell office:value-type="float" office:value="-4946.15312670268">
                <text:p>-4946.153126702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4946.15895828767">
                <text:p>-4946.15895828767</text:p>
              </table:table-cell>
              <table:table-cell office:value-type="float" office:value="-4946.15312670268">
                <text:p>-4946.153126702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4946.1599673105">
                <text:p>-4946.1599673105</text:p>
              </table:table-cell>
              <table:table-cell office:value-type="float" office:value="-4946.15312670268">
                <text:p>-4946.153126702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4946.16073267828">
                <text:p>-4946.16073267828</text:p>
              </table:table-cell>
              <table:table-cell office:value-type="float" office:value="-4946.15312670268">
                <text:p>-4946.153126702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4946.16267886379">
                <text:p>-4946.16267886379</text:p>
              </table:table-cell>
              <table:table-cell office:value-type="float" office:value="-4946.15312670268">
                <text:p>-4946.153126702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4946.16372609076">
                <text:p>-4946.16372609076</text:p>
              </table:table-cell>
              <table:table-cell office:value-type="float" office:value="-4946.15312670268">
                <text:p>-4946.153126702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4946.16403418279">
                <text:p>-4946.16403418279</text:p>
              </table:table-cell>
              <table:table-cell office:value-type="float" office:value="-4946.15312670268">
                <text:p>-4946.153126702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4946.16471338337">
                <text:p>-4946.16471338337</text:p>
              </table:table-cell>
              <table:table-cell office:value-type="float" office:value="-4946.15312670268">
                <text:p>-4946.153126702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4946.1652417205">
                <text:p>-4946.1652417205</text:p>
              </table:table-cell>
              <table:table-cell office:value-type="float" office:value="-4946.15312670268">
                <text:p>-4946.153126702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4946.1656715005">
                <text:p>-4946.1656715005</text:p>
              </table:table-cell>
              <table:table-cell office:value-type="float" office:value="-4946.15312670268">
                <text:p>-4946.153126702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4946.16602763561">
                <text:p>-4946.16602763561</text:p>
              </table:table-cell>
              <table:table-cell office:value-type="float" office:value="-4946.15312670268">
                <text:p>-4946.153126702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4946.1663547222">
                <text:p>-4946.1663547222</text:p>
              </table:table-cell>
              <table:table-cell office:value-type="float" office:value="-4946.15312670268">
                <text:p>-4946.153126702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scatter" chart:style-name="ch1">
        <chart:legend chart:legend-position="end" svg:x="11.965cm" svg:y="3.955cm" style:legend-expansion="high" chart:style-name="ch2"/>
        <chart:plot-area chart:style-name="ch3" table:cell-range-address="Sheet1.D1:Sheet1.F27" chart:data-source-has-labels="row" svg:x="0.32cm" svg:y="0.18cm" svg:width="11.325cm" svg:height="8.646cm">
          <chartooo:coordinate-region svg:x="1.788cm" svg:y="0.379cm" svg:width="9.67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27" chart:label-cell-address="Sheet1.E1:Sheet1.E1" chart:class="chart:scatter">
            <chart:domain table:cell-range-address="Sheet1.D2:Sheet1.D27"/>
            <chart:data-point chart:repeated="26"/>
          </chart:series>
          <chart:series chart:style-name="ch7" chart:values-cell-range-address="Sheet1.F2:Sheet1.F27" chart:label-cell-address="Sheet1.F1:Sheet1.F1" chart:class="chart:scatte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aH ADAPT</text:p>
                <draw:g>
                  <svg:desc>Sheet1.E1:Sheet1.E1</svg:desc>
                </draw:g>
              </table:table-cell>
              <table:table-cell office:value-type="string">
                <text:p>Extrapolated NaH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2:Sheet1.D27</svg:desc>
                </draw:g>
              </table:table-cell>
              <table:table-cell office:value-type="float" office:value="-100593.848715212">
                <text:p>-100593.848715212</text:p>
                <draw:g>
                  <svg:desc>Sheet1.E2:Sheet1.E27</svg:desc>
                </draw:g>
              </table:table-cell>
              <table:table-cell office:value-type="float" office:value="-100599.374916019">
                <text:p>-100599.374916019</text:p>
                <draw:g>
                  <svg:desc>Sheet1.F2:Sheet1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100595.425356206">
                <text:p>-100595.425356206</text:p>
              </table:table-cell>
              <table:table-cell office:value-type="float" office:value="-100599.374916019">
                <text:p>-100599.374916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100596.855783034">
                <text:p>-100596.855783034</text:p>
              </table:table-cell>
              <table:table-cell office:value-type="float" office:value="-100599.374916019">
                <text:p>-100599.374916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100598.724262832">
                <text:p>-100598.724262832</text:p>
              </table:table-cell>
              <table:table-cell office:value-type="float" office:value="-100599.374916019">
                <text:p>-100599.3749160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100599.051035363">
                <text:p>-100599.051035363</text:p>
              </table:table-cell>
              <table:table-cell office:value-type="float" office:value="-100599.374916019">
                <text:p>-100599.3749160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100599.189316047">
                <text:p>-100599.189316047</text:p>
              </table:table-cell>
              <table:table-cell office:value-type="float" office:value="-100599.374916019">
                <text:p>-100599.374916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100599.214995321">
                <text:p>-100599.214995321</text:p>
              </table:table-cell>
              <table:table-cell office:value-type="float" office:value="-100599.374916019">
                <text:p>-100599.3749160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100599.374883058">
                <text:p>-100599.374883058</text:p>
              </table:table-cell>
              <table:table-cell office:value-type="float" office:value="-100599.374916019">
                <text:p>-100599.3749160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100599.402475712">
                <text:p>-100599.402475712</text:p>
              </table:table-cell>
              <table:table-cell office:value-type="float" office:value="-100599.374916019">
                <text:p>-100599.3749160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100599.446293252">
                <text:p>-100599.446293252</text:p>
              </table:table-cell>
              <table:table-cell office:value-type="float" office:value="-100599.374916019">
                <text:p>-100599.3749160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100599.449973155">
                <text:p>-100599.449973155</text:p>
              </table:table-cell>
              <table:table-cell office:value-type="float" office:value="-100599.374916019">
                <text:p>-100599.3749160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100599.452396661">
                <text:p>-100599.452396661</text:p>
              </table:table-cell>
              <table:table-cell office:value-type="float" office:value="-100599.374916019">
                <text:p>-100599.3749160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100599.454310899">
                <text:p>-100599.454310899</text:p>
              </table:table-cell>
              <table:table-cell office:value-type="float" office:value="-100599.374916019">
                <text:p>-100599.3749160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100599.455736035">
                <text:p>-100599.455736035</text:p>
              </table:table-cell>
              <table:table-cell office:value-type="float" office:value="-100599.374916019">
                <text:p>-100599.3749160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100599.456245902">
                <text:p>-100599.456245902</text:p>
              </table:table-cell>
              <table:table-cell office:value-type="float" office:value="-100599.374916019">
                <text:p>-100599.3749160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100599.456567459">
                <text:p>-100599.456567459</text:p>
              </table:table-cell>
              <table:table-cell office:value-type="float" office:value="-100599.374916019">
                <text:p>-100599.3749160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100599.456879746">
                <text:p>-100599.456879746</text:p>
              </table:table-cell>
              <table:table-cell office:value-type="float" office:value="-100599.374916019">
                <text:p>-100599.3749160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100599.457188931">
                <text:p>-100599.457188931</text:p>
              </table:table-cell>
              <table:table-cell office:value-type="float" office:value="-100599.374916019">
                <text:p>-100599.3749160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100599.457471132">
                <text:p>-100599.457471132</text:p>
              </table:table-cell>
              <table:table-cell office:value-type="float" office:value="-100599.374916019">
                <text:p>-100599.3749160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100599.457740924">
                <text:p>-100599.457740924</text:p>
              </table:table-cell>
              <table:table-cell office:value-type="float" office:value="-100599.374916019">
                <text:p>-100599.3749160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100599.458032497">
                <text:p>-100599.458032497</text:p>
              </table:table-cell>
              <table:table-cell office:value-type="float" office:value="-100599.374916019">
                <text:p>-100599.3749160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100599.458305466">
                <text:p>-100599.458305466</text:p>
              </table:table-cell>
              <table:table-cell office:value-type="float" office:value="-100599.374916019">
                <text:p>-100599.3749160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100599.458568734">
                <text:p>-100599.458568734</text:p>
              </table:table-cell>
              <table:table-cell office:value-type="float" office:value="-100599.374916019">
                <text:p>-100599.3749160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100599.458859246">
                <text:p>-100599.458859246</text:p>
              </table:table-cell>
              <table:table-cell office:value-type="float" office:value="-100599.374916019">
                <text:p>-100599.3749160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100599.458936972">
                <text:p>-100599.458936972</text:p>
              </table:table-cell>
              <table:table-cell office:value-type="float" office:value="-100599.374916019">
                <text:p>-100599.3749160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100599.459008278">
                <text:p>-100599.459008278</text:p>
              </table:table-cell>
              <table:table-cell office:value-type="float" office:value="-100599.374916019">
                <text:p>-100599.3749160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57cm" svg:y="0.316cm" chart:style-name="ch2">
          <text:p>Error per Iteration</text:p>
        </chart:title>
        <chart:legend chart:legend-position="end" svg:x="11.798cm" svg:y="3.454cm" style:legend-expansion="high" chart:style-name="ch3"/>
        <chart:plot-area chart:style-name="ch4" table:cell-range-address="Sheet2.M1:Sheet2.Q30" chart:data-source-has-labels="row" svg:x="1.331cm" svg:y="1.275cm" svg:width="10.147cm" svg:height="6.564cm">
          <chartooo:coordinate-region svg:x="2.164cm" svg:y="1.474cm" svg:width="9.127cm" svg:height="6.166cm"/>
          <chart:axis chart:dimension="x" chart:name="primary-x" chart:style-name="ch5">
            <chart:title svg:x="4.971cm" svg:y="8.019cm" chart:style-name="ch6">
              <text:p>q-ADAPT iterations</text:p>
            </chart:title>
          </chart:axis>
          <chart:axis chart:dimension="y" chart:name="primary-y" chart:style-name="ch5">
            <chart:title svg:x="0.451cm" svg:y="6.916cm" chart:style-name="ch7">
              <text:p>Log(E-E_{CASCI}) log(kcal/mol)</text:p>
            </chart:title>
            <chart:grid chart:style-name="ch8" chart:class="major"/>
          </chart:axis>
          <chart:series chart:style-name="ch9" chart:values-cell-range-address="Sheet2.N2:Sheet2.N30" chart:label-cell-address="Sheet2.N1:Sheet2.N1" chart:class="chart:scatter">
            <chart:domain table:cell-range-address="Sheet2.M2:Sheet2.M30"/>
            <chart:data-point chart:repeated="29"/>
          </chart:series>
          <chart:series chart:style-name="ch10" chart:values-cell-range-address="Sheet2.O2:Sheet2.O30" chart:label-cell-address="Sheet2.O1:Sheet2.O1" chart:class="chart:scatter">
            <chart:data-point chart:repeated="29"/>
          </chart:series>
          <chart:series chart:style-name="ch11" chart:values-cell-range-address="Sheet2.P2:Sheet2.P30" chart:label-cell-address="Sheet2.P1:Sheet2.P1" chart:class="chart:scatter">
            <chart:data-point chart:repeated="29"/>
          </chart:series>
          <chart:series chart:style-name="ch12" chart:values-cell-range-address="Sheet2.Q2:Sheet2.Q30" chart:label-cell-address="Sheet2.Q1:Sheet2.Q1" chart:class="chart:scatter">
            <chart:data-point chart:repeated="2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LiH ADAPT</text:p>
                <draw:g>
                  <svg:desc>Sheet2.N1:Sheet2.N1</svg:desc>
                </draw:g>
              </table:table-cell>
              <table:table-cell office:value-type="string">
                <text:p>LiH using NaH ops</text:p>
                <draw:g>
                  <svg:desc>Sheet2.O1:Sheet2.O1</svg:desc>
                </draw:g>
              </table:table-cell>
              <table:table-cell office:value-type="string">
                <text:p>NaH ADAPT</text:p>
                <draw:g>
                  <svg:desc>Sheet2.P1:Sheet2.P1</svg:desc>
                </draw:g>
              </table:table-cell>
              <table:table-cell office:value-type="string">
                <text:p>NaH using LiH ops</text:p>
                <draw:g>
                  <svg:desc>Sheet2.Q1:Sheet2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M2:Sheet2.M30</svg:desc>
                </draw:g>
              </table:table-cell>
              <table:table-cell office:value-type="float" office:value="0.547600496732699">
                <text:p>0.547600496732699</text:p>
                <draw:g>
                  <svg:desc>Sheet2.N2:Sheet2.N30</svg:desc>
                </draw:g>
              </table:table-cell>
              <table:table-cell office:value-type="float" office:value="-1.86266363074465">
                <text:p>-1.86266363074465</text:p>
                <draw:g>
                  <svg:desc>Sheet2.O2:Sheet2.O30</svg:desc>
                </draw:g>
              </table:table-cell>
              <table:table-cell office:value-type="float" office:value="0.749000081420167">
                <text:p>0.749000081420167</text:p>
                <draw:g>
                  <svg:desc>Sheet2.P2:Sheet2.P30</svg:desc>
                </draw:g>
              </table:table-cell>
              <table:table-cell office:value-type="float" office:value="-1.07427544999151">
                <text:p>-1.07427544999151</text:p>
                <draw:g>
                  <svg:desc>Sheet2.Q2:Sheet2.Q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72989156460492">
                <text:p>0.372989156460492</text:p>
              </table:table-cell>
              <table:table-cell office:value-type="float" office:value="-1.86266363074465">
                <text:p>-1.86266363074465</text:p>
              </table:table-cell>
              <table:table-cell office:value-type="float" office:value="0.60571864852543">
                <text:p>0.60571864852543</text:p>
              </table:table-cell>
              <table:table-cell office:value-type="float" office:value="-1.07427544999151">
                <text:p>-1.074275449991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075231376982">
                <text:p>0.1075231376982</text:p>
              </table:table-cell>
              <table:table-cell office:value-type="float" office:value="-1.86266363074465">
                <text:p>-1.86266363074465</text:p>
              </table:table-cell>
              <table:table-cell office:value-type="float" office:value="0.415543067496389">
                <text:p>0.415543067496389</text:p>
              </table:table-cell>
              <table:table-cell office:value-type="float" office:value="-1.07427544999151">
                <text:p>-1.074275449991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0.0480884740221081">
                <text:p>-0.0480884740221081</text:p>
              </table:table-cell>
              <table:table-cell office:value-type="float" office:value="-1.86266363074465">
                <text:p>-1.86266363074465</text:p>
              </table:table-cell>
              <table:table-cell office:value-type="float" office:value="-0.133752138304041">
                <text:p>-0.133752138304041</text:p>
              </table:table-cell>
              <table:table-cell office:value-type="float" office:value="-1.07427544999151">
                <text:p>-1.074275449991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0.212030949291168">
                <text:p>-0.212030949291168</text:p>
              </table:table-cell>
              <table:table-cell office:value-type="float" office:value="-1.86266363074465">
                <text:p>-1.86266363074465</text:p>
              </table:table-cell>
              <table:table-cell office:value-type="float" office:value="-0.389168855800286">
                <text:p>-0.389168855800286</text:p>
              </table:table-cell>
              <table:table-cell office:value-type="float" office:value="-1.07427544999151">
                <text:p>-1.074275449991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0.467911465648463">
                <text:p>-0.467911465648463</text:p>
              </table:table-cell>
              <table:table-cell office:value-type="float" office:value="-1.86266363074465">
                <text:p>-1.86266363074465</text:p>
              </table:table-cell>
              <table:table-cell office:value-type="float" office:value="-0.568829335129709">
                <text:p>-0.568829335129709</text:p>
              </table:table-cell>
              <table:table-cell office:value-type="float" office:value="-1.07427544999151">
                <text:p>-1.074275449991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0.490404780969958">
                <text:p>-0.490404780969958</text:p>
              </table:table-cell>
              <table:table-cell office:value-type="float" office:value="-1.86266363074465">
                <text:p>-1.86266363074465</text:p>
              </table:table-cell>
              <table:table-cell office:value-type="float" office:value="-0.612253090247604">
                <text:p>-0.612253090247604</text:p>
              </table:table-cell>
              <table:table-cell office:value-type="float" office:value="-1.07427544999151">
                <text:p>-1.074275449991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0.515080858931102">
                <text:p>-0.515080858931102</text:p>
              </table:table-cell>
              <table:table-cell office:value-type="float" office:value="-1.86266363074465">
                <text:p>-1.86266363074465</text:p>
              </table:table-cell>
              <table:table-cell office:value-type="float" office:value="-1.07410563348827">
                <text:p>-1.07410563348827</text:p>
              </table:table-cell>
              <table:table-cell office:value-type="float" office:value="-1.07427544999151">
                <text:p>-1.074275449991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0.756085372998958">
                <text:p>-0.756085372998958</text:p>
              </table:table-cell>
              <table:table-cell office:value-type="float" office:value="-1.86266363074465">
                <text:p>-1.86266363074465</text:p>
              </table:table-cell>
              <table:table-cell office:value-type="float" office:value="-1.2462613875622">
                <text:p>-1.2462613875622</text:p>
              </table:table-cell>
              <table:table-cell office:value-type="float" office:value="-1.07427544999151">
                <text:p>-1.074275449991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0.790669138439939">
                <text:p>-0.790669138439939</text:p>
              </table:table-cell>
              <table:table-cell office:value-type="float" office:value="-1.86266363074465">
                <text:p>-1.86266363074465</text:p>
              </table:table-cell>
              <table:table-cell office:value-type="float" office:value="-1.88931698047952">
                <text:p>-1.88931698047952</text:p>
              </table:table-cell>
              <table:table-cell office:value-type="float" office:value="-1.07427544999151">
                <text:p>-1.074275449991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1.20767437163726">
                <text:p>-1.20767437163726</text:p>
              </table:table-cell>
              <table:table-cell office:value-type="float" office:value="-1.86266363074465">
                <text:p>-1.86266363074465</text:p>
              </table:table-cell>
              <table:table-cell office:value-type="float" office:value="-2.03513396796715">
                <text:p>-2.03513396796715</text:p>
              </table:table-cell>
              <table:table-cell office:value-type="float" office:value="-1.07427544999151">
                <text:p>-1.074275449991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1.29638687551238">
                <text:p>-1.29638687551238</text:p>
              </table:table-cell>
              <table:table-cell office:value-type="float" office:value="-1.86266363074465">
                <text:p>-1.86266363074465</text:p>
              </table:table-cell>
              <table:table-cell office:value-type="float" office:value="-2.16753176075352">
                <text:p>-2.16753176075352</text:p>
              </table:table-cell>
              <table:table-cell office:value-type="float" office:value="-1.07427544999151">
                <text:p>-1.074275449991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1.43509473606478">
                <text:p>-1.43509473606478</text:p>
              </table:table-cell>
              <table:table-cell office:value-type="float" office:value="-1.86266363074465">
                <text:p>-1.86266363074465</text:p>
              </table:table-cell>
              <table:table-cell office:value-type="float" office:value="-2.31112429039444">
                <text:p>-2.31112429039444</text:p>
              </table:table-cell>
              <table:table-cell office:value-type="float" office:value="-1.07427544999151">
                <text:p>-1.074275449991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1.48877718384629">
                <text:p>-1.48877718384629</text:p>
              </table:table-cell>
              <table:table-cell office:value-type="float" office:value="-1.86266363074465">
                <text:p>-1.86266363074465</text:p>
              </table:table-cell>
              <table:table-cell office:value-type="float" office:value="-2.46092534509875">
                <text:p>-2.46092534509875</text:p>
              </table:table-cell>
              <table:table-cell office:value-type="float" office:value="-1.07427544999151">
                <text:p>-1.074275449991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1.54694191250548">
                <text:p>-1.54694191250548</text:p>
              </table:table-cell>
              <table:table-cell office:value-type="float" office:value="-1.86266363074465">
                <text:p>-1.86266363074465</text:p>
              </table:table-cell>
              <table:table-cell office:value-type="float" office:value="-2.53015997906909">
                <text:p>-2.53015997906909</text:p>
              </table:table-cell>
              <table:table-cell office:value-type="float" office:value="-1.07427544999151">
                <text:p>-1.074275449991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1.6121063949204">
                <text:p>-1.6121063949204</text:p>
              </table:table-cell>
              <table:table-cell office:value-type="float" office:value="-1.86266363074465">
                <text:p>-1.86266363074465</text:p>
              </table:table-cell>
              <table:table-cell office:value-type="float" office:value="-2.58028135214911">
                <text:p>-2.58028135214911</text:p>
              </table:table-cell>
              <table:table-cell office:value-type="float" office:value="-1.07427544999151">
                <text:p>-1.074275449991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1.68544100533818">
                <text:p>-1.68544100533818</text:p>
              </table:table-cell>
              <table:table-cell office:value-type="float" office:value="-1.86266363074465">
                <text:p>-1.86266363074465</text:p>
              </table:table-cell>
              <table:table-cell office:value-type="float" office:value="-2.63520930991703">
                <text:p>-2.63520930991703</text:p>
              </table:table-cell>
              <table:table-cell office:value-type="float" office:value="-1.07427544999151">
                <text:p>-1.074275449991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2.04844231904163">
                <text:p>-2.04844231904163</text:p>
              </table:table-cell>
              <table:table-cell office:value-type="float" office:value="-1.86266363074465">
                <text:p>-1.86266363074465</text:p>
              </table:table-cell>
              <table:table-cell office:value-type="float" office:value="-2.69743254377378">
                <text:p>-2.69743254377378</text:p>
              </table:table-cell>
              <table:table-cell office:value-type="float" office:value="-1.07427544999151">
                <text:p>-1.074275449991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2.10304110756955">
                <text:p>-2.10304110756955</text:p>
              </table:table-cell>
              <table:table-cell office:value-type="float" office:value="-1.86266363074465">
                <text:p>-1.86266363074465</text:p>
              </table:table-cell>
              <table:table-cell office:value-type="float" office:value="-2.76323816777136">
                <text:p>-2.76323816777136</text:p>
              </table:table-cell>
              <table:table-cell office:value-type="float" office:value="-1.07427544999151">
                <text:p>-1.074275449991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2.1624853165822">
                <text:p>-2.1624853165822</text:p>
              </table:table-cell>
              <table:table-cell office:value-type="float" office:value="-1.86266363074465">
                <text:p>-1.86266363074465</text:p>
              </table:table-cell>
              <table:table-cell office:value-type="float" office:value="-2.8371072574362">
                <text:p>-2.8371072574362</text:p>
              </table:table-cell>
              <table:table-cell office:value-type="float" office:value="-1.07427544999151">
                <text:p>-1.074275449991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2.21371264673354">
                <text:p>-2.21371264673354</text:p>
              </table:table-cell>
              <table:table-cell office:value-type="float" office:value="-1.86266363074465">
                <text:p>-1.86266363074465</text:p>
              </table:table-cell>
              <table:table-cell office:value-type="float" office:value="-2.93422361366999">
                <text:p>-2.93422361366999</text:p>
              </table:table-cell>
              <table:table-cell office:value-type="float" office:value="-1.07427544999151">
                <text:p>-1.074275449991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2.38014748472682">
                <text:p>-2.38014748472682</text:p>
              </table:table-cell>
              <table:table-cell office:value-type="float" office:value="-1.86266363074465">
                <text:p>-1.86266363074465</text:p>
              </table:table-cell>
              <table:table-cell office:value-type="float" office:value="-3.05033799479229">
                <text:p>-3.05033799479229</text:p>
              </table:table-cell>
              <table:table-cell office:value-type="float" office:value="-1.07427544999151">
                <text:p>-1.074275449991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2.50583824657736">
                <text:p>-2.50583824657736</text:p>
              </table:table-cell>
              <table:table-cell office:value-type="float" office:value="-1.86266363074465">
                <text:p>-1.86266363074465</text:p>
              </table:table-cell>
              <table:table-cell office:value-type="float" office:value="-3.20253178245844">
                <text:p>-3.20253178245844</text:p>
              </table:table-cell>
              <table:table-cell office:value-type="float" office:value="-1.07427544999151">
                <text:p>-1.074275449991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2.55099095242756">
                <text:p>-2.55099095242756</text:p>
              </table:table-cell>
              <table:table-cell office:value-type="float" office:value="-1.86266363074465">
                <text:p>-1.86266363074465</text:p>
              </table:table-cell>
              <table:table-cell office:value-type="float" office:value="-3.47265611641634">
                <text:p>-3.47265611641634</text:p>
              </table:table-cell>
              <table:table-cell office:value-type="float" office:value="-1.07427544999151">
                <text:p>-1.074275449991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2.67105825220582">
                <text:p>-2.67105825220582</text:p>
              </table:table-cell>
              <table:table-cell office:value-type="float" office:value="-1.86266363074465">
                <text:p>-1.86266363074465</text:p>
              </table:table-cell>
              <table:table-cell office:value-type="float" office:value="-3.58661270612213">
                <text:p>-3.58661270612213</text:p>
              </table:table-cell>
              <table:table-cell office:value-type="float" office:value="-1.07427544999151">
                <text:p>-1.074275449991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2.79468147375087">
                <text:p>-2.79468147375087</text:p>
              </table:table-cell>
              <table:table-cell office:value-type="float" office:value="-1.86266363074465">
                <text:p>-1.86266363074465</text:p>
              </table:table-cell>
              <table:table-cell office:value-type="float" office:value="-3.72643007718651">
                <text:p>-3.72643007718651</text:p>
              </table:table-cell>
              <table:table-cell office:value-type="float" office:value="-1.07427544999151">
                <text:p>-1.07427544999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2.93009458824659">
                <text:p>-2.93009458824659</text:p>
              </table:table-cell>
              <table:table-cell office:value-type="float" office:value="-1.86266363074465">
                <text:p>-1.86266363074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3.08697782161155">
                <text:p>-3.08697782161155</text:p>
              </table:table-cell>
              <table:table-cell office:value-type="float" office:value="-1.86266363074465">
                <text:p>-1.86266363074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3.30854717170658">
                <text:p>-3.30854717170658</text:p>
              </table:table-cell>
              <table:table-cell office:value-type="float" office:value="-1.86266363074465">
                <text:p>-1.86266363074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